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61in"/>
    </style:style>
    <style:style style:name="co2" style:family="table-column">
      <style:table-column-properties fo:break-before="auto" style:column-width="0.8453in"/>
    </style:style>
    <style:style style:name="co3" style:family="table-column">
      <style:table-column-properties fo:break-before="auto" style:column-width="0.6846in"/>
    </style:style>
    <style:style style:name="co4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0.768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64in" fo:break-before="auto" style:use-optimal-row-height="true"/>
    </style:style>
    <style:style style:name="ro2" style:family="table-row">
      <style:table-row-properties style:row-height="0.161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17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7" table:default-cell-style-name="Default"/>
        <table:table-column table:style-name="co1" table:number-columns-repeated="983" table:default-cell-style-name="Default"/>
        <table:table-row table:style-name="ro1">
          <table:table-cell office:value-type="string">
            <text:p>row</text:p>
          </table:table-cell>
          <table:table-cell office:value-type="string">
            <text:p>rebuild</text:p>
          </table:table-cell>
          <table:table-cell office:value-type="string">
            <text:p>iterations</text:p>
          </table:table-cell>
          <table:table-cell office:value-type="string">
            <text:p>dichte</text:p>
          </table:table-cell>
          <table:table-cell office:value-type="string">
            <text:p>particles_per_cell</text:p>
          </table:table-cell>
          <table:table-cell office:value-type="string">
            <text:p>cell_count</text:p>
          </table:table-cell>
          <table:table-cell office:value-type="string">
            <text:p>radius</text:p>
          </table:table-cell>
          <table:table-cell office:value-type="string">
            <text:p>bounds</text:p>
          </table:table-cell>
          <table:table-cell office:value-type="string">
            <text:p>initial_speed</text:p>
          </table:table-cell>
          <table:table-cell office:value-type="string">
            <text:p>extra_radius</text:p>
          </table:table-cell>
          <table:table-cell office:value-type="string">
            <text:p>threads</text:p>
          </table:table-cell>
          <table:table-cell office:value-type="string">
            <text:p>LINKED_CELLS_rebuild_count_1</text:p>
          </table:table-cell>
          <table:table-cell office:value-type="string">
            <text:p>LINKED_CELLS_rebuild_count_2</text:p>
          </table:table-cell>
          <table:table-cell office:value-type="string">
            <text:p>LINKED_CELLS_rebuild_count_3</text:p>
          </table:table-cell>
          <table:table-cell office:value-type="string">
            <text:p>LINKED_CELLS+NEIGHBOR_LIST_rebuild_count_1</text:p>
          </table:table-cell>
          <table:table-cell office:value-type="string">
            <text:p>LINKED_CELLS+NEIGHBOR_LIST_rebuild_count_2</text:p>
          </table:table-cell>
          <table:table-cell office:value-type="string">
            <text:p>LINKED_CELLS+NEIGHBOR_LIST_rebuild_count_3</text:p>
          </table:table-cell>
          <table:table-cell office:value-type="string">
            <text:p>cr1</text:p>
          </table:table-cell>
          <table:table-cell office:value-type="string">
            <text:p>cr2</text:p>
          </table:table-cell>
          <table:table-cell office:value-type="string">
            <text:p>cr3</text:p>
          </table:table-cell>
          <table:table-cell office:value-type="string">
            <text:p>cn1</text:p>
          </table:table-cell>
          <table:table-cell office:value-type="string">
            <text:p>cn2</text:p>
          </table:table-cell>
          <table:table-cell office:value-type="string">
            <text:p>cn3</text:p>
          </table:table-cell>
          <table:table-cell office:value-type="string">
            <text:p>cb1</text:p>
          </table:table-cell>
          <table:table-cell office:value-type="string">
            <text:p>cb2</text:p>
          </table:table-cell>
          <table:table-cell office:value-type="string">
            <text:p>cb3</text:p>
          </table:table-cell>
          <table:table-cell office:value-type="string">
            <text:p>cb_a</text:p>
          </table:table-cell>
          <table:table-cell office:value-type="string">
            <text:p>cn_a</text:p>
          </table:table-cell>
          <table:table-cell office:value-type="string">
            <text:p>cr_a</text:p>
          </table:table-cell>
          <table:table-cell office:value-type="string">
            <text:p>cb_s</text:p>
          </table:table-cell>
          <table:table-cell office:value-type="string">
            <text:p>cn_s</text:p>
          </table:table-cell>
          <table:table-cell office:value-type="string">
            <text:p>cr_s</text:p>
          </table:table-cell>
          <table:table-cell office:value-type="string">
            <text:p>mr1</text:p>
          </table:table-cell>
          <table:table-cell office:value-type="string">
            <text:p>mr2</text:p>
          </table:table-cell>
          <table:table-cell office:value-type="string">
            <text:p>mr3</text:p>
          </table:table-cell>
          <table:table-cell office:value-type="string">
            <text:p>mn1</text:p>
          </table:table-cell>
          <table:table-cell office:value-type="string">
            <text:p>mn2</text:p>
          </table:table-cell>
          <table:table-cell office:value-type="string">
            <text:p>mn3</text:p>
          </table:table-cell>
          <table:table-cell office:value-type="string">
            <text:p>mb1</text:p>
          </table:table-cell>
          <table:table-cell office:value-type="string">
            <text:p>mb2</text:p>
          </table:table-cell>
          <table:table-cell office:value-type="string">
            <text:p>mb3</text:p>
          </table:table-cell>
          <table:table-cell office:value-type="string">
            <text:p>mb_a</text:p>
          </table:table-cell>
          <table:table-cell office:value-type="string">
            <text:p>mn_a</text:p>
          </table:table-cell>
          <table:table-cell office:value-type="string">
            <text:p>mr_a</text:p>
          </table:table-cell>
          <table:table-cell office:value-type="string">
            <text:p>mb_s</text:p>
          </table:table-cell>
          <table:table-cell office:value-type="string">
            <text:p>mn_s</text:p>
          </table:table-cell>
          <table:table-cell office:value-type="string">
            <text:p>mr_s</text:p>
          </table:table-cell>
          <table:table-cell office:value-type="string">
            <text:p>fb_s</text:p>
          </table:table-cell>
          <table:table-cell office:value-type="string">
            <text:p>fn_s</text:p>
          </table:table-cell>
          <table:table-cell office:value-type="string">
            <text:p>fr_s</text:p>
          </table:table-cell>
          <table:table-cell office:value-type="string">
            <text:p>iterations_until_mix_is_better</text:p>
          </table:table-cell>
          <table:table-cell table:number-columns-repeated="97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r</text:p>
          </table:table-cell>
          <table:table-cell office:value-type="float" office:value="6979">
            <text:p>6979</text:p>
          </table:table-cell>
          <table:table-cell office:value-type="float" office:value="0.064">
            <text:p>0.064</text:p>
          </table:table-cell>
          <table:table-cell office:value-type="float" office:value="6">
            <text:p>6</text:p>
          </table:table-cell>
          <table:table-cell office:value-type="float" office:value="9261">
            <text:p>9261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11">
            <text:p>11</text:p>
          </table:table-cell>
          <table:table-cell table:number-columns-repeated="6" office:value-type="float" office:value="6979">
            <text:p>6979</text:p>
          </table:table-cell>
          <table:table-cell office:value-type="float" office:value="68.159351">
            <text:p>68.159351</text:p>
          </table:table-cell>
          <table:table-cell office:value-type="float" office:value="67.193852">
            <text:p>67.193852</text:p>
          </table:table-cell>
          <table:table-cell office:value-type="float" office:value="67.39548">
            <text:p>67.39548</text:p>
          </table:table-cell>
          <table:table-cell office:value-type="float" office:value="52.377873">
            <text:p>52.377873</text:p>
          </table:table-cell>
          <table:table-cell office:value-type="float" office:value="52.828995">
            <text:p>52.828995</text:p>
          </table:table-cell>
          <table:table-cell office:value-type="float" office:value="51.725911">
            <text:p>51.725911</text:p>
          </table:table-cell>
          <table:table-cell office:value-type="float" office:value="-0.043549">
            <text:p>-0.043549</text:p>
          </table:table-cell>
          <table:table-cell office:value-type="float" office:value="-0.01376">
            <text:p>-0.01376</text:p>
          </table:table-cell>
          <table:table-cell office:value-type="float" office:value="-0.003273">
            <text:p>-0.003273</text:p>
          </table:table-cell>
          <table:table-cell table:formula="of:=SQRT((MAX([.X2];0)*MAX([.X2];0)+MAX([.Y2];0)*MAX([.Y2];0)+MAX([.Z2];0)*MAX([.Z2];0))/3)" office:value-type="float" office:value="0">
            <text:p>0</text:p>
          </table:table-cell>
          <table:table-cell table:formula="of:=SQRT(([.U2]*[.U2]+[.V2]*[.V2]+[.W2]*[.W2])/3)" office:value-type="float" office:value="52.3128861164375">
            <text:p>52.3128861164</text:p>
          </table:table-cell>
          <table:table-cell table:formula="of:=SQRT(([.R2]*[.R2]+[.S2]*[.S2]+[.T2]*[.T2])/3)" office:value-type="float" office:value="67.5841736892337">
            <text:p>67.5841736892</text:p>
          </table:table-cell>
          <table:table-cell table:formula="of:=MAX([.AA2]-(([.AC2]-[.AA2])/([.$C2]-1));0)" office:value-type="float" office:value="0">
            <text:p>0</text:p>
          </table:table-cell>
          <table:table-cell table:formula="of:=MAX(([.AB2]-[.AA2])/([.$C2]-1);0)" office:value-type="float" office:value="0.00749683091379156">
            <text:p>0.0074968309</text:p>
          </table:table-cell>
          <table:table-cell table:formula="of:=MAX(([.AC2]-[.AA2])/([.$C2]-1);0)" office:value-type="float" office:value="0.00968532153758006">
            <text:p>0.0096853215</text:p>
          </table:table-cell>
          <table:table-cell office:value-type="float" office:value="125.186155">
            <text:p>125.186155</text:p>
          </table:table-cell>
          <table:table-cell office:value-type="float" office:value="127.695084">
            <text:p>127.695084</text:p>
          </table:table-cell>
          <table:table-cell office:value-type="float" office:value="126.398673">
            <text:p>126.398673</text:p>
          </table:table-cell>
          <table:table-cell office:value-type="float" office:value="39.178851">
            <text:p>39.178851</text:p>
          </table:table-cell>
          <table:table-cell office:value-type="float" office:value="39.048199">
            <text:p>39.048199</text:p>
          </table:table-cell>
          <table:table-cell office:value-type="float" office:value="39.543671">
            <text:p>39.543671</text:p>
          </table:table-cell>
          <table:table-cell office:value-type="float" office:value="0.180422">
            <text:p>0.180422</text:p>
          </table:table-cell>
          <table:table-cell office:value-type="float" office:value="0.094359">
            <text:p>0.094359</text:p>
          </table:table-cell>
          <table:table-cell office:value-type="float" office:value="0.011456">
            <text:p>0.011456</text:p>
          </table:table-cell>
          <table:table-cell table:formula="of:=SQRT((MAX([.AM2];0)*MAX([.AM2];0)+MAX([.AN2];0)*MAX([.AN2];0)+MAX([.AO2];0)*MAX([.AO2];0))/3)" office:value-type="float" office:value="0.117738352433125">
            <text:p>0.1177383524</text:p>
          </table:table-cell>
          <table:table-cell table:formula="of:=SQRT(([.AJ2]*[.AJ2]+[.AK2]*[.AK2]+[.AL2]*[.AL2])/3)" office:value-type="float" office:value="39.257466920235">
            <text:p>39.2574669202</text:p>
          </table:table-cell>
          <table:table-cell table:formula="of:=SQRT(([.AG2]*[.AG2]+[.AH2]*[.AH2]+[.AI2]*[.AI2])/3)" office:value-type="float" office:value="126.430787940296">
            <text:p>126.4307879403</text:p>
          </table:table-cell>
          <table:table-cell table:formula="of:=MAX([.AP2]-(([.AR2]-[.AP2])/([.$C2]-1));0)" office:value-type="float" office:value="0.0996367402823848">
            <text:p>0.0996367403</text:p>
          </table:table-cell>
          <table:table-cell table:formula="of:=MAX(([.AQ2]-[.AP2])/([.$C2]-1);0)" office:value-type="float" office:value="0.00560901813812008">
            <text:p>0.0056090181</text:p>
          </table:table-cell>
          <table:table-cell table:formula="of:=MAX(([.AR2]-[.AP2])/([.$C2]-1);0)" office:value-type="float" office:value="0.0181016121507398">
            <text:p>0.0181016122</text:p>
          </table:table-cell>
          <table:table-cell table:formula="of:=[.AD2]/[.AS2]" office:value-type="float" office:value="0">
            <text:p>0</text:p>
          </table:table-cell>
          <table:table-cell table:formula="of:=[.AE2]/[.AT2]" office:value-type="float" office:value="1.3365674221735">
            <text:p>1.3365674222</text:p>
          </table:table-cell>
          <table:table-cell table:formula="of:=[.AF2]/[.AU2]" office:value-type="float" office:value="0.535052980747033">
            <text:p>0.5350529807</text:p>
          </table:table-cell>
          <table:table-cell table:formula="of:=[.AW2]/[.AX2]" office:value-type="float" office:value="2.49800948741077">
            <text:p>2.4980094874</text:p>
          </table:table-cell>
          <table:table-cell table:number-columns-repeated="97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r</text:p>
          </table:table-cell>
          <table:table-cell office:value-type="float" office:value="6468">
            <text:p>6468</text:p>
          </table:table-cell>
          <table:table-cell office:value-type="float" office:value="0.064">
            <text:p>0.064</text:p>
          </table:table-cell>
          <table:table-cell office:value-type="float" office:value="9">
            <text:p>9</text:p>
          </table:table-cell>
          <table:table-cell office:value-type="float" office:value="6859">
            <text:p>6859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11">
            <text:p>11</text:p>
          </table:table-cell>
          <table:table-cell table:number-columns-repeated="6" office:value-type="float" office:value="6468">
            <text:p>6468</text:p>
          </table:table-cell>
          <table:table-cell office:value-type="float" office:value="77.920815">
            <text:p>77.920815</text:p>
          </table:table-cell>
          <table:table-cell office:value-type="float" office:value="76.946564">
            <text:p>76.946564</text:p>
          </table:table-cell>
          <table:table-cell office:value-type="float" office:value="77.179767">
            <text:p>77.179767</text:p>
          </table:table-cell>
          <table:table-cell office:value-type="float" office:value="63.235319">
            <text:p>63.235319</text:p>
          </table:table-cell>
          <table:table-cell office:value-type="float" office:value="63.164037">
            <text:p>63.164037</text:p>
          </table:table-cell>
          <table:table-cell office:value-type="float" office:value="62.515583">
            <text:p>62.515583</text:p>
          </table:table-cell>
          <table:table-cell office:value-type="float" office:value="0.049084">
            <text:p>0.049084</text:p>
          </table:table-cell>
          <table:table-cell office:value-type="float" office:value="0.106543">
            <text:p>0.106543</text:p>
          </table:table-cell>
          <table:table-cell office:value-type="float" office:value="-0.001315">
            <text:p>-0.001315</text:p>
          </table:table-cell>
          <table:table-cell table:formula="of:=SQRT((MAX([.X3];0)*MAX([.X3];0)+MAX([.Y3];0)*MAX([.Y3];0)+MAX([.Z3];0)*MAX([.Z3];0))/3)" office:value-type="float" office:value="0.0677265332175409">
            <text:p>0.0677265332</text:p>
          </table:table-cell>
          <table:table-cell table:formula="of:=SQRT(([.U3]*[.U3]+[.V3]*[.V3]+[.W3]*[.W3])/3)" office:value-type="float" office:value="62.9724787956321">
            <text:p>62.9724787956</text:p>
          </table:table-cell>
          <table:table-cell table:formula="of:=SQRT(([.R3]*[.R3]+[.S3]*[.S3]+[.T3]*[.T3])/3)" office:value-type="float" office:value="77.350163877966">
            <text:p>77.350163878</text:p>
          </table:table-cell>
          <table:table-cell table:formula="of:=MAX([.AA3]-(([.AC3]-[.AA3])/([.$C3]-1));0)" office:value-type="float" office:value="0.0557762568382694">
            <text:p>0.0557762568</text:p>
          </table:table-cell>
          <table:table-cell table:formula="of:=MAX(([.AB3]-[.AA3])/([.$C3]-1);0)" office:value-type="float" office:value="0.0097270376159602">
            <text:p>0.0097270376</text:p>
          </table:table-cell>
          <table:table-cell table:formula="of:=MAX(([.AC3]-[.AA3])/([.$C3]-1);0)" office:value-type="float" office:value="0.0119502763792715">
            <text:p>0.0119502764</text:p>
          </table:table-cell>
          <table:table-cell office:value-type="float" office:value="133.962196">
            <text:p>133.962196</text:p>
          </table:table-cell>
          <table:table-cell office:value-type="float" office:value="135.373896">
            <text:p>135.373896</text:p>
          </table:table-cell>
          <table:table-cell office:value-type="float" office:value="137.86738">
            <text:p>137.86738</text:p>
          </table:table-cell>
          <table:table-cell office:value-type="float" office:value="45.111603">
            <text:p>45.111603</text:p>
          </table:table-cell>
          <table:table-cell office:value-type="float" office:value="44.314577">
            <text:p>44.314577</text:p>
          </table:table-cell>
          <table:table-cell office:value-type="float" office:value="44.292262">
            <text:p>44.292262</text:p>
          </table:table-cell>
          <table:table-cell office:value-type="float" office:value="0.203789">
            <text:p>0.203789</text:p>
          </table:table-cell>
          <table:table-cell office:value-type="float" office:value="0.011944">
            <text:p>0.011944</text:p>
          </table:table-cell>
          <table:table-cell office:value-type="float" office:value="0.160879">
            <text:p>0.160879</text:p>
          </table:table-cell>
          <table:table-cell table:formula="of:=SQRT((MAX([.AM3];0)*MAX([.AM3];0)+MAX([.AN3];0)*MAX([.AN3];0)+MAX([.AO3];0)*MAX([.AO3];0))/3)" office:value-type="float" office:value="0.150060730259452">
            <text:p>0.1500607303</text:p>
          </table:table-cell>
          <table:table-cell table:formula="of:=SQRT(([.AJ3]*[.AJ3]+[.AK3]*[.AK3]+[.AL3]*[.AL3])/3)" office:value-type="float" office:value="44.574443099887">
            <text:p>44.5744430999</text:p>
          </table:table-cell>
          <table:table-cell table:formula="of:=SQRT(([.AG3]*[.AG3]+[.AH3]*[.AH3]+[.AI3]*[.AI3])/3)" office:value-type="float" office:value="135.744092742466">
            <text:p>135.7440927425</text:p>
          </table:table-cell>
          <table:table-cell table:formula="of:=MAX([.AP3]-(([.AR3]-[.AP3])/([.$C3]-1));0)" office:value-type="float" office:value="0.129093661755941">
            <text:p>0.1290936618</text:p>
          </table:table-cell>
          <table:table-cell table:formula="of:=MAX(([.AQ3]-[.AP3])/([.$C3]-1);0)" office:value-type="float" office:value="0.00686939575840846">
            <text:p>0.0068693958</text:p>
          </table:table-cell>
          <table:table-cell table:formula="of:=MAX(([.AR3]-[.AP3])/([.$C3]-1);0)" office:value-type="float" office:value="0.0209670685035111">
            <text:p>0.0209670685</text:p>
          </table:table-cell>
          <table:table-cell table:formula="of:=[.AD3]/[.AS3]" office:value-type="float" office:value="0.432060382203099">
            <text:p>0.4320603822</text:p>
          </table:table-cell>
          <table:table-cell table:formula="of:=[.AE3]/[.AT3]" office:value-type="float" office:value="1.41599610184838">
            <text:p>1.4159961018</text:p>
          </table:table-cell>
          <table:table-cell table:formula="of:=[.AF3]/[.AU3]" office:value-type="float" office:value="0.569954563618193">
            <text:p>0.5699545636</text:p>
          </table:table-cell>
          <table:table-cell table:formula="of:=[.AW3]/[.AX3]" office:value-type="float" office:value="2.48440172644524">
            <text:p>2.4844017264</text:p>
          </table:table-cell>
          <table:table-cell table:number-columns-repeated="97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</text:p>
          </table:table-cell>
          <table:table-cell office:value-type="float" office:value="7384">
            <text:p>7384</text:p>
          </table:table-cell>
          <table:table-cell office:value-type="float" office:value="0.064">
            <text:p>0.064</text:p>
          </table:table-cell>
          <table:table-cell office:value-type="float" office:value="18">
            <text:p>18</text:p>
          </table:table-cell>
          <table:table-cell office:value-type="float" office:value="3375">
            <text:p>3375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11">
            <text:p>11</text:p>
          </table:table-cell>
          <table:table-cell table:number-columns-repeated="6" office:value-type="float" office:value="7384">
            <text:p>7384</text:p>
          </table:table-cell>
          <table:table-cell office:value-type="float" office:value="143.10266">
            <text:p>143.10266</text:p>
          </table:table-cell>
          <table:table-cell office:value-type="float" office:value="141.755546">
            <text:p>141.755546</text:p>
          </table:table-cell>
          <table:table-cell office:value-type="float" office:value="142.165181">
            <text:p>142.165181</text:p>
          </table:table-cell>
          <table:table-cell office:value-type="float" office:value="125.025564">
            <text:p>125.025564</text:p>
          </table:table-cell>
          <table:table-cell office:value-type="float" office:value="124.583872">
            <text:p>124.583872</text:p>
          </table:table-cell>
          <table:table-cell office:value-type="float" office:value="124.626307">
            <text:p>124.626307</text:p>
          </table:table-cell>
          <table:table-cell office:value-type="float" office:value="0.124685">
            <text:p>0.124685</text:p>
          </table:table-cell>
          <table:table-cell office:value-type="float" office:value="0.108127">
            <text:p>0.108127</text:p>
          </table:table-cell>
          <table:table-cell office:value-type="float" office:value="-0.014188">
            <text:p>-0.014188</text:p>
          </table:table-cell>
          <table:table-cell table:formula="of:=SQRT((MAX([.X4];0)*MAX([.X4];0)+MAX([.Y4];0)*MAX([.Y4];0)+MAX([.Z4];0)*MAX([.Z4];0))/3)" office:value-type="float" office:value="0.0952851813487631">
            <text:p>0.0952851813</text:p>
          </table:table-cell>
          <table:table-cell table:formula="of:=SQRT(([.U4]*[.U4]+[.V4]*[.V4]+[.W4]*[.W4])/3)" office:value-type="float" office:value="124.745406344935">
            <text:p>124.7454063449</text:p>
          </table:table-cell>
          <table:table-cell table:formula="of:=SQRT(([.R4]*[.R4]+[.S4]*[.S4]+[.T4]*[.T4])/3)" office:value-type="float" office:value="142.34224578997">
            <text:p>142.34224579</text:p>
          </table:table-cell>
          <table:table-cell table:formula="of:=MAX([.AA4]-(([.AC4]-[.AA4])/([.$C4]-1));0)" office:value-type="float" office:value="0.0760183574819581">
            <text:p>0.0760183575</text:p>
          </table:table-cell>
          <table:table-cell table:formula="of:=MAX(([.AB4]-[.AA4])/([.$C4]-1);0)" office:value-type="float" office:value="0.0168833971506957">
            <text:p>0.0168833972</text:p>
          </table:table-cell>
          <table:table-cell table:formula="of:=MAX(([.AC4]-[.AA4])/([.$C4]-1);0)" office:value-type="float" office:value="0.019266823866805">
            <text:p>0.0192668239</text:p>
          </table:table-cell>
          <table:table-cell office:value-type="float" office:value="262.362618">
            <text:p>262.362618</text:p>
          </table:table-cell>
          <table:table-cell office:value-type="float" office:value="256.444145">
            <text:p>256.444145</text:p>
          </table:table-cell>
          <table:table-cell office:value-type="float" office:value="258.824192">
            <text:p>258.824192</text:p>
          </table:table-cell>
          <table:table-cell office:value-type="float" office:value="75.187915">
            <text:p>75.187915</text:p>
          </table:table-cell>
          <table:table-cell office:value-type="float" office:value="76.26743">
            <text:p>76.26743</text:p>
          </table:table-cell>
          <table:table-cell office:value-type="float" office:value="75.726111">
            <text:p>75.726111</text:p>
          </table:table-cell>
          <table:table-cell office:value-type="float" office:value="0.211938">
            <text:p>0.211938</text:p>
          </table:table-cell>
          <table:table-cell office:value-type="float" office:value="0.172604">
            <text:p>0.172604</text:p>
          </table:table-cell>
          <table:table-cell office:value-type="float" office:value="0.08699">
            <text:p>0.08699</text:p>
          </table:table-cell>
          <table:table-cell table:formula="of:=SQRT((MAX([.AM4];0)*MAX([.AM4];0)+MAX([.AN4];0)*MAX([.AN4];0)+MAX([.AO4];0)*MAX([.AO4];0))/3)" office:value-type="float" office:value="0.165607081933916">
            <text:p>0.1656070819</text:p>
          </table:table-cell>
          <table:table-cell table:formula="of:=SQRT(([.AJ4]*[.AJ4]+[.AK4]*[.AK4]+[.AL4]*[.AL4])/3)" office:value-type="float" office:value="75.7284343956228">
            <text:p>75.7284343956</text:p>
          </table:table-cell>
          <table:table-cell table:formula="of:=SQRT(([.AG4]*[.AG4]+[.AH4]*[.AH4]+[.AI4]*[.AI4])/3)" office:value-type="float" office:value="259.221723107875">
            <text:p>259.2217231079</text:p>
          </table:table-cell>
          <table:table-cell table:formula="of:=MAX([.AP4]-(([.AR4]-[.AP4])/([.$C4]-1));0)" office:value-type="float" office:value="0.130518890680233">
            <text:p>0.1305188907</text:p>
          </table:table-cell>
          <table:table-cell table:formula="of:=MAX(([.AQ4]-[.AP4])/([.$C4]-1);0)" office:value-type="float" office:value="0.0102347050404563">
            <text:p>0.010234705</text:p>
          </table:table-cell>
          <table:table-cell table:formula="of:=MAX(([.AR4]-[.AP4])/([.$C4]-1);0)" office:value-type="float" office:value="0.035088191253683">
            <text:p>0.0350881913</text:p>
          </table:table-cell>
          <table:table-cell table:formula="of:=[.AD4]/[.AS4]" office:value-type="float" office:value="0.582431838684568">
            <text:p>0.5824318387</text:p>
          </table:table-cell>
          <table:table-cell table:formula="of:=[.AE4]/[.AT4]" office:value-type="float" office:value="1.64962224939146">
            <text:p>1.6496222494</text:p>
          </table:table-cell>
          <table:table-cell table:formula="of:=[.AF4]/[.AU4]" office:value-type="float" office:value="0.5490970944472">
            <text:p>0.5490970944</text:p>
          </table:table-cell>
          <table:table-cell table:formula="of:=[.AW4]/[.AX4]" office:value-type="float" office:value="3.00424508902603">
            <text:p>3.004245089</text:p>
          </table:table-cell>
          <table:table-cell table:number-columns-repeated="97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r</text:p>
          </table:table-cell>
          <table:table-cell office:value-type="float" office:value="4184">
            <text:p>4184</text:p>
          </table:table-cell>
          <table:table-cell office:value-type="float" office:value="0.064">
            <text:p>0.064</text:p>
          </table:table-cell>
          <table:table-cell office:value-type="float" office:value="29">
            <text:p>29</text:p>
          </table:table-cell>
          <table:table-cell office:value-type="float" office:value="2197">
            <text:p>2197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11">
            <text:p>11</text:p>
          </table:table-cell>
          <table:table-cell table:number-columns-repeated="6" office:value-type="float" office:value="4184">
            <text:p>4184</text:p>
          </table:table-cell>
          <table:table-cell office:value-type="float" office:value="145.233401">
            <text:p>145.233401</text:p>
          </table:table-cell>
          <table:table-cell office:value-type="float" office:value="145.520313">
            <text:p>145.520313</text:p>
          </table:table-cell>
          <table:table-cell office:value-type="float" office:value="144.925759">
            <text:p>144.925759</text:p>
          </table:table-cell>
          <table:table-cell office:value-type="float" office:value="134.253195">
            <text:p>134.253195</text:p>
          </table:table-cell>
          <table:table-cell office:value-type="float" office:value="134.233055">
            <text:p>134.233055</text:p>
          </table:table-cell>
          <table:table-cell office:value-type="float" office:value="134.563551">
            <text:p>134.563551</text:p>
          </table:table-cell>
          <table:table-cell office:value-type="float" office:value="0.00744">
            <text:p>0.00744</text:p>
          </table:table-cell>
          <table:table-cell office:value-type="float" office:value="0.105485">
            <text:p>0.105485</text:p>
          </table:table-cell>
          <table:table-cell office:value-type="float" office:value="0.064816">
            <text:p>0.064816</text:p>
          </table:table-cell>
          <table:table-cell table:formula="of:=SQRT((MAX([.X5];0)*MAX([.X5];0)+MAX([.Y5];0)*MAX([.Y5];0)+MAX([.Z5];0)*MAX([.Z5];0))/3)" office:value-type="float" office:value="0.071609014053167">
            <text:p>0.0716090141</text:p>
          </table:table-cell>
          <table:table-cell table:formula="of:=SQRT(([.U5]*[.U5]+[.V5]*[.V5]+[.W5]*[.W5])/3)" office:value-type="float" office:value="134.350018831497">
            <text:p>134.3500188315</text:p>
          </table:table-cell>
          <table:table-cell table:formula="of:=SQRT(([.R5]*[.R5]+[.S5]*[.S5]+[.T5]*[.T5])/3)" office:value-type="float" office:value="145.22669392295">
            <text:p>145.226693923</text:p>
          </table:table-cell>
          <table:table-cell table:formula="of:=MAX([.AA5]-(([.AC5]-[.AA5])/([.$C5]-1));0)" office:value-type="float" office:value="0.0369078223465217">
            <text:p>0.0369078223</text:p>
          </table:table-cell>
          <table:table-cell table:formula="of:=MAX(([.AB5]-[.AA5])/([.$C5]-1);0)" office:value-type="float" office:value="0.0321009825047678">
            <text:p>0.0321009825</text:p>
          </table:table-cell>
          <table:table-cell table:formula="of:=MAX(([.AC5]-[.AA5])/([.$C5]-1);0)" office:value-type="float" office:value="0.0347011917066453">
            <text:p>0.0347011917</text:p>
          </table:table-cell>
          <table:table-cell office:value-type="float" office:value="265.743454">
            <text:p>265.743454</text:p>
          </table:table-cell>
          <table:table-cell office:value-type="float" office:value="264.63853">
            <text:p>264.63853</text:p>
          </table:table-cell>
          <table:table-cell office:value-type="float" office:value="272.711455">
            <text:p>272.711455</text:p>
          </table:table-cell>
          <table:table-cell office:value-type="float" office:value="91.987652">
            <text:p>91.987652</text:p>
          </table:table-cell>
          <table:table-cell office:value-type="float" office:value="92.030407">
            <text:p>92.030407</text:p>
          </table:table-cell>
          <table:table-cell office:value-type="float" office:value="91.811756">
            <text:p>91.811756</text:p>
          </table:table-cell>
          <table:table-cell office:value-type="float" office:value="0.114368">
            <text:p>0.114368</text:p>
          </table:table-cell>
          <table:table-cell office:value-type="float" office:value="0.258891">
            <text:p>0.258891</text:p>
          </table:table-cell>
          <table:table-cell office:value-type="float" office:value="0.262541">
            <text:p>0.262541</text:p>
          </table:table-cell>
          <table:table-cell table:formula="of:=SQRT((MAX([.AM5];0)*MAX([.AM5];0)+MAX([.AN5];0)*MAX([.AN5];0)+MAX([.AO5];0)*MAX([.AO5];0))/3)" office:value-type="float" office:value="0.222884399024846">
            <text:p>0.222884399</text:p>
          </table:table-cell>
          <table:table-cell table:formula="of:=SQRT(([.AJ5]*[.AJ5]+[.AK5]*[.AK5]+[.AL5]*[.AL5])/3)" office:value-type="float" office:value="91.9433203534697">
            <text:p>91.9433203535</text:p>
          </table:table-cell>
          <table:table-cell table:formula="of:=SQRT(([.AG5]*[.AG5]+[.AH5]*[.AH5]+[.AI5]*[.AI5])/3)" office:value-type="float" office:value="267.721666781397">
            <text:p>267.7216667814</text:p>
          </table:table-cell>
          <table:table-cell table:formula="of:=MAX([.AP5]-(([.AR5]-[.AP5])/([.$C5]-1));0)" office:value-type="float" office:value="0.158935371441204">
            <text:p>0.1589353714</text:p>
          </table:table-cell>
          <table:table-cell table:formula="of:=MAX(([.AQ5]-[.AP5])/([.$C5]-1);0)" office:value-type="float" office:value="0.0219269509812204">
            <text:p>0.021926951</text:p>
          </table:table-cell>
          <table:table-cell table:formula="of:=MAX(([.AR5]-[.AP5])/([.$C5]-1);0)" office:value-type="float" office:value="0.0639490275836414">
            <text:p>0.0639490276</text:p>
          </table:table-cell>
          <table:table-cell table:formula="of:=[.AD5]/[.AS5]" office:value-type="float" office:value="0.232219058676786">
            <text:p>0.2322190587</text:p>
          </table:table-cell>
          <table:table-cell table:formula="of:=[.AE5]/[.AT5]" office:value-type="float" office:value="1.46399663739209">
            <text:p>1.4639966374</text:p>
          </table:table-cell>
          <table:table-cell table:formula="of:=[.AF5]/[.AU5]" office:value-type="float" office:value="0.542638301438723">
            <text:p>0.5426383014</text:p>
          </table:table-cell>
          <table:table-cell table:formula="of:=[.AW5]/[.AX5]" office:value-type="float" office:value="2.69792352200448">
            <text:p>2.697923522</text:p>
          </table:table-cell>
          <table:table-cell table:number-columns-repeated="97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r</text:p>
          </table:table-cell>
          <table:table-cell office:value-type="float" office:value="1908">
            <text:p>1908</text:p>
          </table:table-cell>
          <table:table-cell office:value-type="float" office:value="0.064">
            <text:p>0.064</text:p>
          </table:table-cell>
          <table:table-cell office:value-type="float" office:value="48">
            <text:p>48</text:p>
          </table:table-cell>
          <table:table-cell office:value-type="float" office:value="1331">
            <text:p>133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11">
            <text:p>11</text:p>
          </table:table-cell>
          <table:table-cell table:number-columns-repeated="6" office:value-type="float" office:value="1908">
            <text:p>1908</text:p>
          </table:table-cell>
          <table:table-cell office:value-type="float" office:value="98.621223">
            <text:p>98.621223</text:p>
          </table:table-cell>
          <table:table-cell office:value-type="float" office:value="101.306765">
            <text:p>101.306765</text:p>
          </table:table-cell>
          <table:table-cell office:value-type="float" office:value="105.722763">
            <text:p>105.722763</text:p>
          </table:table-cell>
          <table:table-cell office:value-type="float" office:value="98.507073">
            <text:p>98.507073</text:p>
          </table:table-cell>
          <table:table-cell office:value-type="float" office:value="94.588572">
            <text:p>94.588572</text:p>
          </table:table-cell>
          <table:table-cell office:value-type="float" office:value="94.134725">
            <text:p>94.134725</text:p>
          </table:table-cell>
          <table:table-cell office:value-type="float" office:value="0.157275">
            <text:p>0.157275</text:p>
          </table:table-cell>
          <table:table-cell office:value-type="float" office:value="0.155817">
            <text:p>0.155817</text:p>
          </table:table-cell>
          <table:table-cell office:value-type="float" office:value="0.084807">
            <text:p>0.084807</text:p>
          </table:table-cell>
          <table:table-cell table:formula="of:=SQRT((MAX([.X6];0)*MAX([.X6];0)+MAX([.Y6];0)*MAX([.Y6];0)+MAX([.Z6];0)*MAX([.Z6];0))/3)" office:value-type="float" office:value="0.136877792650963">
            <text:p>0.1368777927</text:p>
          </table:table-cell>
          <table:table-cell table:formula="of:=SQRT(([.U6]*[.U6]+[.V6]*[.V6]+[.W6]*[.W6])/3)" office:value-type="float" office:value="95.7635766438231">
            <text:p>95.7635766438</text:p>
          </table:table-cell>
          <table:table-cell table:formula="of:=SQRT(([.R6]*[.R6]+[.S6]*[.S6]+[.T6]*[.T6])/3)" office:value-type="float" office:value="101.925640995671">
            <text:p>101.9256409957</text:p>
          </table:table-cell>
          <table:table-cell table:formula="of:=MAX([.AA6]-(([.AC6]-[.AA6])/([.$C6]-1));0)" office:value-type="float" office:value="0.083501409219909">
            <text:p>0.0835014092</text:p>
          </table:table-cell>
          <table:table-cell table:formula="of:=MAX(([.AB6]-[.AA6])/([.$C6]-1);0)" office:value-type="float" office:value="0.0501450964085853">
            <text:p>0.0501450964</text:p>
          </table:table-cell>
          <table:table-cell table:formula="of:=MAX(([.AC6]-[.AA6])/([.$C6]-1);0)" office:value-type="float" office:value="0.0533763834310539">
            <text:p>0.0533763834</text:p>
          </table:table-cell>
          <table:table-cell office:value-type="float" office:value="204.988523">
            <text:p>204.988523</text:p>
          </table:table-cell>
          <table:table-cell office:value-type="float" office:value="208.246054">
            <text:p>208.246054</text:p>
          </table:table-cell>
          <table:table-cell office:value-type="float" office:value="204.66116">
            <text:p>204.66116</text:p>
          </table:table-cell>
          <table:table-cell office:value-type="float" office:value="66.940412">
            <text:p>66.940412</text:p>
          </table:table-cell>
          <table:table-cell office:value-type="float" office:value="67.839793">
            <text:p>67.839793</text:p>
          </table:table-cell>
          <table:table-cell office:value-type="float" office:value="68.095758">
            <text:p>68.095758</text:p>
          </table:table-cell>
          <table:table-cell office:value-type="float" office:value="0.192563">
            <text:p>0.192563</text:p>
          </table:table-cell>
          <table:table-cell office:value-type="float" office:value="0.24526">
            <text:p>0.24526</text:p>
          </table:table-cell>
          <table:table-cell office:value-type="float" office:value="0.207328">
            <text:p>0.207328</text:p>
          </table:table-cell>
          <table:table-cell table:formula="of:=SQRT((MAX([.AM6];0)*MAX([.AM6];0)+MAX([.AN6];0)*MAX([.AN6];0)+MAX([.AO6];0)*MAX([.AO6];0))/3)" office:value-type="float" office:value="0.216192719699346">
            <text:p>0.2161927197</text:p>
          </table:table-cell>
          <table:table-cell table:formula="of:=SQRT(([.AJ6]*[.AJ6]+[.AK6]*[.AK6]+[.AL6]*[.AL6])/3)" office:value-type="float" office:value="67.6271359012223">
            <text:p>67.6271359012</text:p>
          </table:table-cell>
          <table:table-cell table:formula="of:=SQRT(([.AG6]*[.AG6]+[.AH6]*[.AH6]+[.AI6]*[.AI6])/3)" office:value-type="float" office:value="205.971603205262">
            <text:p>205.9716032053</text:p>
          </table:table-cell>
          <table:table-cell table:formula="of:=MAX([.AP6]-(([.AR6]-[.AP6])/([.$C6]-1));0)" office:value-type="float" office:value="0.108297905600991">
            <text:p>0.1082979056</text:p>
          </table:table-cell>
          <table:table-cell table:formula="of:=MAX(([.AQ6]-[.AP6])/([.$C6]-1);0)" office:value-type="float" office:value="0.0353492098487273">
            <text:p>0.0353492098</text:p>
          </table:table-cell>
          <table:table-cell table:formula="of:=MAX(([.AR6]-[.AP6])/([.$C6]-1);0)" office:value-type="float" office:value="0.107894814098355">
            <text:p>0.1078948141</text:p>
          </table:table-cell>
          <table:table-cell table:formula="of:=[.AD6]/[.AS6]" office:value-type="float" office:value="0.771034386644176">
            <text:p>0.7710343866</text:p>
          </table:table-cell>
          <table:table-cell table:formula="of:=[.AE6]/[.AT6]" office:value-type="float" office:value="1.4185634310689">
            <text:p>1.4185634311</text:p>
          </table:table-cell>
          <table:table-cell table:formula="of:=[.AF6]/[.AU6]" office:value-type="float" office:value="0.49470758976791">
            <text:p>0.4947075898</text:p>
          </table:table-cell>
          <table:table-cell table:formula="of:=[.AW6]/[.AX6]" office:value-type="float" office:value="2.86747860839252">
            <text:p>2.8674786084</text:p>
          </table:table-cell>
          <table:table-cell table:number-columns-repeated="973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</text:p>
          </table:table-cell>
          <table:table-cell office:value-type="float" office:value="1144">
            <text:p>1144</text:p>
          </table:table-cell>
          <table:table-cell office:value-type="float" office:value="0.064">
            <text:p>0.064</text:p>
          </table:table-cell>
          <table:table-cell office:value-type="float" office:value="87">
            <text:p>87</text:p>
          </table:table-cell>
          <table:table-cell office:value-type="float" office:value="729">
            <text:p>729</text:p>
          </table:table-cell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11">
            <text:p>11</text:p>
          </table:table-cell>
          <table:table-cell table:number-columns-repeated="6" office:value-type="float" office:value="1144">
            <text:p>1144</text:p>
          </table:table-cell>
          <table:table-cell office:value-type="float" office:value="152.580419">
            <text:p>152.580419</text:p>
          </table:table-cell>
          <table:table-cell office:value-type="float" office:value="153.333436">
            <text:p>153.333436</text:p>
          </table:table-cell>
          <table:table-cell office:value-type="float" office:value="156.088443">
            <text:p>156.088443</text:p>
          </table:table-cell>
          <table:table-cell office:value-type="float" office:value="150.927651">
            <text:p>150.927651</text:p>
          </table:table-cell>
          <table:table-cell office:value-type="float" office:value="154.888874">
            <text:p>154.888874</text:p>
          </table:table-cell>
          <table:table-cell office:value-type="float" office:value="151.769254">
            <text:p>151.769254</text:p>
          </table:table-cell>
          <table:table-cell office:value-type="float" office:value="0.233375">
            <text:p>0.233375</text:p>
          </table:table-cell>
          <table:table-cell office:value-type="float" office:value="0.133502">
            <text:p>0.133502</text:p>
          </table:table-cell>
          <table:table-cell office:value-type="float" office:value="0.304776">
            <text:p>0.304776</text:p>
          </table:table-cell>
          <table:table-cell table:formula="of:=SQRT((MAX([.X7];0)*MAX([.X7];0)+MAX([.Y7];0)*MAX([.Y7];0)+MAX([.Z7];0)*MAX([.Z7];0))/3)" office:value-type="float" office:value="0.234645182353413">
            <text:p>0.2346451824</text:p>
          </table:table-cell>
          <table:table-cell table:formula="of:=SQRT(([.U7]*[.U7]+[.V7]*[.V7]+[.W7]*[.W7])/3)" office:value-type="float" office:value="152.538110631499">
            <text:p>152.5381106315</text:p>
          </table:table-cell>
          <table:table-cell table:formula="of:=SQRT(([.R7]*[.R7]+[.S7]*[.S7]+[.T7]*[.T7])/3)" office:value-type="float" office:value="154.008147940237">
            <text:p>154.0081479402</text:p>
          </table:table-cell>
          <table:table-cell table:formula="of:=MAX([.AA7]-(([.AC7]-[.AA7])/([.$C7]-1));0)" office:value-type="float" office:value="0.10011018431502">
            <text:p>0.1001101843</text:p>
          </table:table-cell>
          <table:table-cell table:formula="of:=MAX(([.AB7]-[.AA7])/([.$C7]-1);0)" office:value-type="float" office:value="0.133248876158483">
            <text:p>0.1332488762</text:p>
          </table:table-cell>
          <table:table-cell table:formula="of:=MAX(([.AC7]-[.AA7])/([.$C7]-1);0)" office:value-type="float" office:value="0.134534998038393">
            <text:p>0.134534998</text:p>
          </table:table-cell>
          <table:table-cell office:value-type="float" office:value="261.587654">
            <text:p>261.587654</text:p>
          </table:table-cell>
          <table:table-cell office:value-type="float" office:value="261.719852">
            <text:p>261.719852</text:p>
          </table:table-cell>
          <table:table-cell office:value-type="float" office:value="264.604013">
            <text:p>264.604013</text:p>
          </table:table-cell>
          <table:table-cell office:value-type="float" office:value="85.9386">
            <text:p>85.9386</text:p>
          </table:table-cell>
          <table:table-cell office:value-type="float" office:value="84.484314">
            <text:p>84.484314</text:p>
          </table:table-cell>
          <table:table-cell office:value-type="float" office:value="83.347008">
            <text:p>83.347008</text:p>
          </table:table-cell>
          <table:table-cell office:value-type="float" office:value="0.479569">
            <text:p>0.479569</text:p>
          </table:table-cell>
          <table:table-cell office:value-type="float" office:value="0.461568">
            <text:p>0.461568</text:p>
          </table:table-cell>
          <table:table-cell office:value-type="float" office:value="0.457157">
            <text:p>0.457157</text:p>
          </table:table-cell>
          <table:table-cell table:formula="of:=SQRT((MAX([.AM7];0)*MAX([.AM7];0)+MAX([.AN7];0)*MAX([.AN7];0)+MAX([.AO7];0)*MAX([.AO7];0))/3)" office:value-type="float" office:value="0.466198801311915">
            <text:p>0.4661988013</text:p>
          </table:table-cell>
          <table:table-cell table:formula="of:=SQRT(([.AJ7]*[.AJ7]+[.AK7]*[.AK7]+[.AL7]*[.AL7])/3)" office:value-type="float" office:value="84.5966233064548">
            <text:p>84.5966233065</text:p>
          </table:table-cell>
          <table:table-cell table:formula="of:=SQRT(([.AG7]*[.AG7]+[.AH7]*[.AH7]+[.AI7]*[.AI7])/3)" office:value-type="float" office:value="262.640860842222">
            <text:p>262.6408608422</text:p>
          </table:table-cell>
          <table:table-cell table:formula="of:=MAX([.AP7]-(([.AR7]-[.AP7])/([.$C7]-1));0)" office:value-type="float" office:value="0.236824643795809">
            <text:p>0.2368246438</text:p>
          </table:table-cell>
          <table:table-cell table:formula="of:=MAX(([.AQ7]-[.AP7])/([.$C7]-1);0)" office:value-type="float" office:value="0.0736049208268967">
            <text:p>0.0736049208</text:p>
          </table:table-cell>
          <table:table-cell table:formula="of:=MAX(([.AR7]-[.AP7])/([.$C7]-1);0)" office:value-type="float" office:value="0.229374157516107">
            <text:p>0.2293741575</text:p>
          </table:table-cell>
          <table:table-cell table:formula="of:=[.AD7]/[.AS7]" office:value-type="float" office:value="0.422718610320535">
            <text:p>0.4227186103</text:p>
          </table:table-cell>
          <table:table-cell table:formula="of:=[.AE7]/[.AT7]" office:value-type="float" office:value="1.81032565026265">
            <text:p>1.8103256503</text:p>
          </table:table-cell>
          <table:table-cell table:formula="of:=[.AF7]/[.AU7]" office:value-type="float" office:value="0.586530756102925">
            <text:p>0.5865307561</text:p>
          </table:table-cell>
          <table:table-cell table:formula="of:=[.AW7]/[.AX7]" office:value-type="float" office:value="3.08649739408545">
            <text:p>3.0864973941</text:p>
          </table:table-cell>
          <table:table-cell table:number-columns-repeated="97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r</text:p>
          </table:table-cell>
          <table:table-cell office:value-type="float" office:value="391">
            <text:p>391</text:p>
          </table:table-cell>
          <table:table-cell office:value-type="float" office:value="0.064">
            <text:p>0.064</text:p>
          </table:table-cell>
          <table:table-cell office:value-type="float" office:value="186">
            <text:p>186</text:p>
          </table:table-cell>
          <table:table-cell office:value-type="float" office:value="343">
            <text:p>343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11">
            <text:p>11</text:p>
          </table:table-cell>
          <table:table-cell table:number-columns-repeated="6" office:value-type="float" office:value="391">
            <text:p>391</text:p>
          </table:table-cell>
          <table:table-cell office:value-type="float" office:value="159.470551">
            <text:p>159.470551</text:p>
          </table:table-cell>
          <table:table-cell office:value-type="float" office:value="163.434736">
            <text:p>163.434736</text:p>
          </table:table-cell>
          <table:table-cell office:value-type="float" office:value="160.509516">
            <text:p>160.509516</text:p>
          </table:table-cell>
          <table:table-cell office:value-type="float" office:value="158.025584">
            <text:p>158.025584</text:p>
          </table:table-cell>
          <table:table-cell office:value-type="float" office:value="159.500625">
            <text:p>159.500625</text:p>
          </table:table-cell>
          <table:table-cell office:value-type="float" office:value="159.598882">
            <text:p>159.598882</text:p>
          </table:table-cell>
          <table:table-cell office:value-type="float" office:value="0.454728">
            <text:p>0.454728</text:p>
          </table:table-cell>
          <table:table-cell office:value-type="float" office:value="0.367405">
            <text:p>0.367405</text:p>
          </table:table-cell>
          <table:table-cell office:value-type="float" office:value="0.376458">
            <text:p>0.376458</text:p>
          </table:table-cell>
          <table:table-cell table:formula="of:=SQRT((MAX([.X8];0)*MAX([.X8];0)+MAX([.Y8];0)*MAX([.Y8];0)+MAX([.Z8];0)*MAX([.Z8];0))/3)" office:value-type="float" office:value="0.401449296828794">
            <text:p>0.4014492968</text:p>
          </table:table-cell>
          <table:table-cell table:formula="of:=SQRT(([.U8]*[.U8]+[.V8]*[.V8]+[.W8]*[.W8])/3)" office:value-type="float" office:value="159.043325029777">
            <text:p>159.0433250298</text:p>
          </table:table-cell>
          <table:table-cell table:formula="of:=SQRT(([.R8]*[.R8]+[.S8]*[.S8]+[.T8]*[.T8])/3)" office:value-type="float" office:value="161.147007722956">
            <text:p>161.147007723</text:p>
          </table:table-cell>
          <table:table-cell table:formula="of:=MAX([.AA8]-(([.AC8]-[.AA8])/([.$C8]-1));0)" office:value-type="float" office:value="0">
            <text:p>0</text:p>
          </table:table-cell>
          <table:table-cell table:formula="of:=MAX(([.AB8]-[.AA8])/([.$C8]-1);0)" office:value-type="float" office:value="0.406774040340892">
            <text:p>0.4067740403</text:p>
          </table:table-cell>
          <table:table-cell table:formula="of:=MAX(([.AC8]-[.AA8])/([.$C8]-1);0)" office:value-type="float" office:value="0.412168098528532">
            <text:p>0.4121680985</text:p>
          </table:table-cell>
          <table:table-cell office:value-type="float" office:value="276.420015">
            <text:p>276.420015</text:p>
          </table:table-cell>
          <table:table-cell office:value-type="float" office:value="278.164762">
            <text:p>278.164762</text:p>
          </table:table-cell>
          <table:table-cell office:value-type="float" office:value="278.607578">
            <text:p>278.607578</text:p>
          </table:table-cell>
          <table:table-cell office:value-type="float" office:value="65.203375">
            <text:p>65.203375</text:p>
          </table:table-cell>
          <table:table-cell office:value-type="float" office:value="65.684515">
            <text:p>65.684515</text:p>
          </table:table-cell>
          <table:table-cell office:value-type="float" office:value="65.447093">
            <text:p>65.447093</text:p>
          </table:table-cell>
          <table:table-cell office:value-type="float" office:value="0.934114">
            <text:p>0.934114</text:p>
          </table:table-cell>
          <table:table-cell office:value-type="float" office:value="0.955169">
            <text:p>0.955169</text:p>
          </table:table-cell>
          <table:table-cell office:value-type="float" office:value="0.992919">
            <text:p>0.992919</text:p>
          </table:table-cell>
          <table:table-cell table:formula="of:=SQRT((MAX([.AM8];0)*MAX([.AM8];0)+MAX([.AN8];0)*MAX([.AN8];0)+MAX([.AO8];0)*MAX([.AO8];0))/3)" office:value-type="float" office:value="0.961041956093836">
            <text:p>0.9610419561</text:p>
          </table:table-cell>
          <table:table-cell table:formula="of:=SQRT(([.AJ8]*[.AJ8]+[.AK8]*[.AK8]+[.AL8]*[.AL8])/3)" office:value-type="float" office:value="65.4452891208285">
            <text:p>65.4452891208</text:p>
          </table:table-cell>
          <table:table-cell table:formula="of:=SQRT(([.AG8]*[.AG8]+[.AH8]*[.AH8]+[.AI8]*[.AI8])/3)" office:value-type="float" office:value="277.732390398949">
            <text:p>277.732390399</text:p>
          </table:table-cell>
          <table:table-cell table:formula="of:=MAX([.AP8]-(([.AR8]-[.AP8])/([.$C8]-1));0)" office:value-type="float" office:value="0.251371831881386">
            <text:p>0.2513718319</text:p>
          </table:table-cell>
          <table:table-cell table:formula="of:=MAX(([.AQ8]-[.AP8])/([.$C8]-1);0)" office:value-type="float" office:value="0.16534422349932">
            <text:p>0.1653442235</text:p>
          </table:table-cell>
          <table:table-cell table:formula="of:=MAX(([.AR8]-[.AP8])/([.$C8]-1);0)" office:value-type="float" office:value="0.70967012421245">
            <text:p>0.7096701242</text:p>
          </table:table-cell>
          <table:table-cell table:formula="of:=[.AD8]/[.AS8]" office:value-type="float" office:value="0">
            <text:p>0</text:p>
          </table:table-cell>
          <table:table-cell table:formula="of:=[.AE8]/[.AT8]" office:value-type="float" office:value="2.4601648109138">
            <text:p>2.4601648109</text:p>
          </table:table-cell>
          <table:table-cell table:formula="of:=[.AF8]/[.AU8]" office:value-type="float" office:value="0.580788290878007">
            <text:p>0.5807882909</text:p>
          </table:table-cell>
          <table:table-cell table:formula="of:=[.AW8]/[.AX8]" office:value-type="float" office:value="4.23590635271699">
            <text:p>4.2359063527</text:p>
          </table:table-cell>
          <table:table-cell table:number-columns-repeated="973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 office:value-type="float" office:value="358">
            <text:p>358</text:p>
          </table:table-cell>
          <table:table-cell office:value-type="float" office:value="0.064">
            <text:p>0.064</text:p>
          </table:table-cell>
          <table:table-cell office:value-type="float" office:value="186">
            <text:p>186</text:p>
          </table:table-cell>
          <table:table-cell office:value-type="float" office:value="343">
            <text:p>343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11">
            <text:p>11</text:p>
          </table:table-cell>
          <table:table-cell table:number-columns-repeated="6" office:value-type="float" office:value="358">
            <text:p>358</text:p>
          </table:table-cell>
          <table:table-cell office:value-type="float" office:value="167.377983">
            <text:p>167.377983</text:p>
          </table:table-cell>
          <table:table-cell office:value-type="float" office:value="166.358633">
            <text:p>166.358633</text:p>
          </table:table-cell>
          <table:table-cell office:value-type="float" office:value="166.645062">
            <text:p>166.645062</text:p>
          </table:table-cell>
          <table:table-cell office:value-type="float" office:value="165.884649">
            <text:p>165.884649</text:p>
          </table:table-cell>
          <table:table-cell office:value-type="float" office:value="165.12944">
            <text:p>165.12944</text:p>
          </table:table-cell>
          <table:table-cell office:value-type="float" office:value="166.203153">
            <text:p>166.203153</text:p>
          </table:table-cell>
          <table:table-cell office:value-type="float" office:value="0.570547">
            <text:p>0.570547</text:p>
          </table:table-cell>
          <table:table-cell office:value-type="float" office:value="0.604952">
            <text:p>0.604952</text:p>
          </table:table-cell>
          <table:table-cell office:value-type="float" office:value="0.486963">
            <text:p>0.486963</text:p>
          </table:table-cell>
          <table:table-cell table:formula="of:=SQRT((MAX([.X9];0)*MAX([.X9];0)+MAX([.Y9];0)*MAX([.Y9];0)+MAX([.Z9];0)*MAX([.Z9];0))/3)" office:value-type="float" office:value="0.556364318554548">
            <text:p>0.5563643186</text:p>
          </table:table-cell>
          <table:table-cell table:formula="of:=SQRT(([.U9]*[.U9]+[.V9]*[.V9]+[.W9]*[.W9])/3)" office:value-type="float" office:value="165.739692284526">
            <text:p>165.7396922845</text:p>
          </table:table-cell>
          <table:table-cell table:formula="of:=SQRT(([.R9]*[.R9]+[.S9]*[.S9]+[.T9]*[.T9])/3)" office:value-type="float" office:value="166.794445007181">
            <text:p>166.7944450072</text:p>
          </table:table-cell>
          <table:table-cell table:formula="of:=MAX([.AA9]-(([.AC9]-[.AA9])/([.$C9]-1));0)" office:value-type="float" office:value="0.0907114314715601">
            <text:p>0.0907114315</text:p>
          </table:table-cell>
          <table:table-cell table:formula="of:=MAX(([.AB9]-[.AA9])/([.$C9]-1);0)" office:value-type="float" office:value="0.462698397663786">
            <text:p>0.4626983977</text:p>
          </table:table-cell>
          <table:table-cell table:formula="of:=MAX(([.AC9]-[.AA9])/([.$C9]-1);0)" office:value-type="float" office:value="0.465652887082988">
            <text:p>0.4656528871</text:p>
          </table:table-cell>
          <table:table-cell office:value-type="float" office:value="284.587424">
            <text:p>284.587424</text:p>
          </table:table-cell>
          <table:table-cell office:value-type="float" office:value="287.200831">
            <text:p>287.200831</text:p>
          </table:table-cell>
          <table:table-cell office:value-type="float" office:value="285.469827">
            <text:p>285.469827</text:p>
          </table:table-cell>
          <table:table-cell office:value-type="float" office:value="86.368175">
            <text:p>86.368175</text:p>
          </table:table-cell>
          <table:table-cell office:value-type="float" office:value="86.140109">
            <text:p>86.140109</text:p>
          </table:table-cell>
          <table:table-cell office:value-type="float" office:value="86.497973">
            <text:p>86.497973</text:p>
          </table:table-cell>
          <table:table-cell office:value-type="float" office:value="0.994754">
            <text:p>0.994754</text:p>
          </table:table-cell>
          <table:table-cell office:value-type="float" office:value="0.990868">
            <text:p>0.990868</text:p>
          </table:table-cell>
          <table:table-cell office:value-type="float" office:value="0.980121">
            <text:p>0.980121</text:p>
          </table:table-cell>
          <table:table-cell table:formula="of:=SQRT((MAX([.AM9];0)*MAX([.AM9];0)+MAX([.AN9];0)*MAX([.AN9];0)+MAX([.AO9];0)*MAX([.AO9];0))/3)" office:value-type="float" office:value="0.988600372341457">
            <text:p>0.9886003723</text:p>
          </table:table-cell>
          <table:table-cell table:formula="of:=SQRT(([.AJ9]*[.AJ9]+[.AK9]*[.AK9]+[.AL9]*[.AL9])/3)" office:value-type="float" office:value="86.33554572031">
            <text:p>86.3355457203</text:p>
          </table:table-cell>
          <table:table-cell table:formula="of:=SQRT(([.AG9]*[.AG9]+[.AH9]*[.AH9]+[.AI9]*[.AI9])/3)" office:value-type="float" office:value="285.754755780463">
            <text:p>285.7547557805</text:p>
          </table:table-cell>
          <table:table-cell table:formula="of:=MAX([.AP9]-(([.AR9]-[.AP9])/([.$C9]-1));0)" office:value-type="float" office:value="0.190936071478371">
            <text:p>0.1909360715</text:p>
          </table:table-cell>
          <table:table-cell table:formula="of:=MAX(([.AQ9]-[.AP9])/([.$C9]-1);0)" office:value-type="float" office:value="0.239067073803834">
            <text:p>0.2390670738</text:p>
          </table:table-cell>
          <table:table-cell table:formula="of:=MAX(([.AR9]-[.AP9])/([.$C9]-1);0)" office:value-type="float" office:value="0.797664300863086">
            <text:p>0.7976643009</text:p>
          </table:table-cell>
          <table:table-cell table:formula="of:=[.AD9]/[.AS9]" office:value-type="float" office:value="0.47508797457287">
            <text:p>0.4750879746</text:p>
          </table:table-cell>
          <table:table-cell table:formula="of:=[.AE9]/[.AT9]" office:value-type="float" office:value="1.93543339240205">
            <text:p>1.9354333924</text:p>
          </table:table-cell>
          <table:table-cell table:formula="of:=[.AF9]/[.AU9]" office:value-type="float" office:value="0.583770499167562">
            <text:p>0.5837704992</text:p>
          </table:table-cell>
          <table:table-cell table:formula="of:=[.AW9]/[.AX9]" office:value-type="float" office:value="3.31540116391959">
            <text:p>3.3154011639</text:p>
          </table:table-cell>
          <table:table-cell table:number-columns-repeated="973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r</text:p>
          </table:table-cell>
          <table:table-cell office:value-type="float" office:value="316">
            <text:p>316</text:p>
          </table:table-cell>
          <table:table-cell office:value-type="float" office:value="0.064">
            <text:p>0.064</text:p>
          </table:table-cell>
          <table:table-cell office:value-type="float" office:value="186">
            <text:p>186</text:p>
          </table:table-cell>
          <table:table-cell office:value-type="float" office:value="343">
            <text:p>343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11">
            <text:p>11</text:p>
          </table:table-cell>
          <table:table-cell table:number-columns-repeated="6" office:value-type="float" office:value="316">
            <text:p>316</text:p>
          </table:table-cell>
          <table:table-cell office:value-type="float" office:value="168.222359">
            <text:p>168.222359</text:p>
          </table:table-cell>
          <table:table-cell office:value-type="float" office:value="169.493433">
            <text:p>169.493433</text:p>
          </table:table-cell>
          <table:table-cell office:value-type="float" office:value="169.065862">
            <text:p>169.065862</text:p>
          </table:table-cell>
          <table:table-cell office:value-type="float" office:value="167.828847">
            <text:p>167.828847</text:p>
          </table:table-cell>
          <table:table-cell office:value-type="float" office:value="168.394047">
            <text:p>168.394047</text:p>
          </table:table-cell>
          <table:table-cell office:value-type="float" office:value="167.824226">
            <text:p>167.824226</text:p>
          </table:table-cell>
          <table:table-cell office:value-type="float" office:value="0.644373">
            <text:p>0.644373</text:p>
          </table:table-cell>
          <table:table-cell office:value-type="float" office:value="0.444591">
            <text:p>0.444591</text:p>
          </table:table-cell>
          <table:table-cell office:value-type="float" office:value="0.571277">
            <text:p>0.571277</text:p>
          </table:table-cell>
          <table:table-cell table:formula="of:=SQRT((MAX([.X10];0)*MAX([.X10];0)+MAX([.Y10];0)*MAX([.Y10];0)+MAX([.Z10];0)*MAX([.Z10];0))/3)" office:value-type="float" office:value="0.559534071390057">
            <text:p>0.5595340714</text:p>
          </table:table-cell>
          <table:table-cell table:formula="of:=SQRT(([.U10]*[.U10]+[.V10]*[.V10]+[.W10]*[.W10])/3)" office:value-type="float" office:value="168.015919665257">
            <text:p>168.0159196653</text:p>
          </table:table-cell>
          <table:table-cell table:formula="of:=SQRT(([.R10]*[.R10]+[.S10]*[.S10]+[.T10]*[.T10])/3)" office:value-type="float" office:value="168.928043449919">
            <text:p>168.9280434499</text:p>
          </table:table-cell>
          <table:table-cell table:formula="of:=MAX([.AA10]-(([.AC10]-[.AA10])/([.$C10]-1));0)" office:value-type="float" office:value="0.0250308670137738">
            <text:p>0.025030867</text:p>
          </table:table-cell>
          <table:table-cell table:formula="of:=MAX(([.AB10]-[.AA10])/([.$C10]-1);0)" office:value-type="float" office:value="0.531607573313865">
            <text:p>0.5316075733</text:p>
          </table:table-cell>
          <table:table-cell table:formula="of:=MAX(([.AC10]-[.AA10])/([.$C10]-1);0)" office:value-type="float" office:value="0.534503204376283">
            <text:p>0.5345032044</text:p>
          </table:table-cell>
          <table:table-cell office:value-type="float" office:value="290.185942">
            <text:p>290.185942</text:p>
          </table:table-cell>
          <table:table-cell office:value-type="float" office:value="288.086801">
            <text:p>288.086801</text:p>
          </table:table-cell>
          <table:table-cell office:value-type="float" office:value="287.5908">
            <text:p>287.5908</text:p>
          </table:table-cell>
          <table:table-cell office:value-type="float" office:value="106.080904">
            <text:p>106.080904</text:p>
          </table:table-cell>
          <table:table-cell office:value-type="float" office:value="107.885297">
            <text:p>107.885297</text:p>
          </table:table-cell>
          <table:table-cell office:value-type="float" office:value="106.680933">
            <text:p>106.680933</text:p>
          </table:table-cell>
          <table:table-cell office:value-type="float" office:value="1.187889">
            <text:p>1.187889</text:p>
          </table:table-cell>
          <table:table-cell office:value-type="float" office:value="1.21344">
            <text:p>1.21344</text:p>
          </table:table-cell>
          <table:table-cell office:value-type="float" office:value="1.123652">
            <text:p>1.123652</text:p>
          </table:table-cell>
          <table:table-cell table:formula="of:=SQRT((MAX([.AM10];0)*MAX([.AM10];0)+MAX([.AN10];0)*MAX([.AN10];0)+MAX([.AO10];0)*MAX([.AO10];0))/3)" office:value-type="float" office:value="1.17560065881588">
            <text:p>1.1756006588</text:p>
          </table:table-cell>
          <table:table-cell table:formula="of:=SQRT(([.AJ10]*[.AJ10]+[.AK10]*[.AK10]+[.AL10]*[.AL10])/3)" office:value-type="float" office:value="106.885011372013">
            <text:p>106.885011372</text:p>
          </table:table-cell>
          <table:table-cell table:formula="of:=SQRT(([.AG10]*[.AG10]+[.AH10]*[.AH10]+[.AI10]*[.AI10])/3)" office:value-type="float" office:value="288.623372863599">
            <text:p>288.6233728636</text:p>
          </table:table-cell>
          <table:table-cell table:formula="of:=MAX([.AP10]-(([.AR10]-[.AP10])/([.$C10]-1));0)" office:value-type="float" office:value="0.263068048641965">
            <text:p>0.2630680486</text:p>
          </table:table-cell>
          <table:table-cell table:formula="of:=MAX(([.AQ10]-[.AP10])/([.$C10]-1);0)" office:value-type="float" office:value="0.335585430835546">
            <text:p>0.3355854308</text:p>
          </table:table-cell>
          <table:table-cell table:formula="of:=MAX(([.AR10]-[.AP10])/([.$C10]-1);0)" office:value-type="float" office:value="0.912532610173916">
            <text:p>0.9125326102</text:p>
          </table:table-cell>
          <table:table-cell table:formula="of:=[.AD10]/[.AS10]" office:value-type="float" office:value="0.0951497802298322">
            <text:p>0.0951497802</text:p>
          </table:table-cell>
          <table:table-cell table:formula="of:=[.AE10]/[.AT10]" office:value-type="float" office:value="1.58411994224618">
            <text:p>1.5841199422</text:p>
          </table:table-cell>
          <table:table-cell table:formula="of:=[.AF10]/[.AU10]" office:value-type="float" office:value="0.585736003751597">
            <text:p>0.5857360038</text:p>
          </table:table-cell>
          <table:table-cell table:formula="of:=[.AW10]/[.AX10]" office:value-type="float" office:value="2.7044947418291">
            <text:p>2.7044947418</text:p>
          </table:table-cell>
          <table:table-cell table:number-columns-repeated="973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r</text:p>
          </table:table-cell>
          <table:table-cell office:value-type="float" office:value="272">
            <text:p>272</text:p>
          </table:table-cell>
          <table:table-cell office:value-type="float" office:value="0.064">
            <text:p>0.064</text:p>
          </table:table-cell>
          <table:table-cell office:value-type="float" office:value="186">
            <text:p>186</text:p>
          </table:table-cell>
          <table:table-cell office:value-type="float" office:value="343">
            <text:p>34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11">
            <text:p>11</text:p>
          </table:table-cell>
          <table:table-cell table:number-columns-repeated="6" office:value-type="float" office:value="272">
            <text:p>272</text:p>
          </table:table-cell>
          <table:table-cell office:value-type="float" office:value="168.28654">
            <text:p>168.28654</text:p>
          </table:table-cell>
          <table:table-cell office:value-type="float" office:value="168.097217">
            <text:p>168.097217</text:p>
          </table:table-cell>
          <table:table-cell office:value-type="float" office:value="166.984025">
            <text:p>166.984025</text:p>
          </table:table-cell>
          <table:table-cell office:value-type="float" office:value="167.19471">
            <text:p>167.19471</text:p>
          </table:table-cell>
          <table:table-cell office:value-type="float" office:value="167.270743">
            <text:p>167.270743</text:p>
          </table:table-cell>
          <table:table-cell office:value-type="float" office:value="167.727082">
            <text:p>167.727082</text:p>
          </table:table-cell>
          <table:table-cell office:value-type="float" office:value="0.585677">
            <text:p>0.585677</text:p>
          </table:table-cell>
          <table:table-cell office:value-type="float" office:value="0.777873">
            <text:p>0.777873</text:p>
          </table:table-cell>
          <table:table-cell office:value-type="float" office:value="0.757214">
            <text:p>0.757214</text:p>
          </table:table-cell>
          <table:table-cell table:formula="of:=SQRT((MAX([.X11];0)*MAX([.X11];0)+MAX([.Y11];0)*MAX([.Y11];0)+MAX([.Z11];0)*MAX([.Z11];0))/3)" office:value-type="float" office:value="0.712150965796345">
            <text:p>0.7121509658</text:p>
          </table:table-cell>
          <table:table-cell table:formula="of:=SQRT(([.U11]*[.U11]+[.V11]*[.V11]+[.W11]*[.W11])/3)" office:value-type="float" office:value="167.397676758063">
            <text:p>167.3976767581</text:p>
          </table:table-cell>
          <table:table-cell table:formula="of:=SQRT(([.R11]*[.R11]+[.S11]*[.S11]+[.T11]*[.T11])/3)" office:value-type="float" office:value="167.79024456497">
            <text:p>167.790244565</text:p>
          </table:table-cell>
          <table:table-cell table:formula="of:=MAX([.AA11]-(([.AC11]-[.AA11])/([.$C11]-1));0)" office:value-type="float" office:value="0.0956266351720878">
            <text:p>0.0956266352</text:p>
          </table:table-cell>
          <table:table-cell table:formula="of:=MAX(([.AB11]-[.AA11])/([.$C11]-1);0)" office:value-type="float" office:value="0.615075740930873">
            <text:p>0.6150757409</text:p>
          </table:table-cell>
          <table:table-cell table:formula="of:=MAX(([.AC11]-[.AA11])/([.$C11]-1);0)" office:value-type="float" office:value="0.616524330624257">
            <text:p>0.6165243306</text:p>
          </table:table-cell>
          <table:table-cell office:value-type="float" office:value="285.644254">
            <text:p>285.644254</text:p>
          </table:table-cell>
          <table:table-cell office:value-type="float" office:value="286.573666">
            <text:p>286.573666</text:p>
          </table:table-cell>
          <table:table-cell office:value-type="float" office:value="288.126716">
            <text:p>288.126716</text:p>
          </table:table-cell>
          <table:table-cell office:value-type="float" office:value="121.584">
            <text:p>121.584</text:p>
          </table:table-cell>
          <table:table-cell office:value-type="float" office:value="122.018447">
            <text:p>122.018447</text:p>
          </table:table-cell>
          <table:table-cell office:value-type="float" office:value="122.839434">
            <text:p>122.839434</text:p>
          </table:table-cell>
          <table:table-cell office:value-type="float" office:value="1.355546">
            <text:p>1.355546</text:p>
          </table:table-cell>
          <table:table-cell office:value-type="float" office:value="1.236983">
            <text:p>1.236983</text:p>
          </table:table-cell>
          <table:table-cell office:value-type="float" office:value="1.518347">
            <text:p>1.518347</text:p>
          </table:table-cell>
          <table:table-cell table:formula="of:=SQRT((MAX([.AM11];0)*MAX([.AM11];0)+MAX([.AN11];0)*MAX([.AN11];0)+MAX([.AO11];0)*MAX([.AO11];0))/3)" office:value-type="float" office:value="1.37513750982874">
            <text:p>1.3751375098</text:p>
          </table:table-cell>
          <table:table-cell table:formula="of:=SQRT(([.AJ11]*[.AJ11]+[.AK11]*[.AK11]+[.AL11]*[.AL11])/3)" office:value-type="float" office:value="122.148402922746">
            <text:p>122.1484029227</text:p>
          </table:table-cell>
          <table:table-cell table:formula="of:=SQRT(([.AG11]*[.AG11]+[.AH11]*[.AH11]+[.AI11]*[.AI11])/3)" office:value-type="float" office:value="286.783373739855">
            <text:p>286.7833737399</text:p>
          </table:table-cell>
          <table:table-cell table:formula="of:=MAX([.AP11]-(([.AR11]-[.AP11])/([.$C11]-1));0)" office:value-type="float" office:value="0.321970586470713">
            <text:p>0.3219705865</text:p>
          </table:table-cell>
          <table:table-cell table:formula="of:=MAX(([.AQ11]-[.AP11])/([.$C11]-1);0)" office:value-type="float" office:value="0.445657805951722">
            <text:p>0.445657806</text:p>
          </table:table-cell>
          <table:table-cell table:formula="of:=MAX(([.AR11]-[.AP11])/([.$C11]-1);0)" office:value-type="float" office:value="1.05316692335803">
            <text:p>1.0531669234</text:p>
          </table:table-cell>
          <table:table-cell table:formula="of:=[.AD11]/[.AS11]" office:value-type="float" office:value="0.297004258122772">
            <text:p>0.2970042581</text:p>
          </table:table-cell>
          <table:table-cell table:formula="of:=[.AE11]/[.AT11]" office:value-type="float" office:value="1.38015251324354">
            <text:p>1.3801525132</text:p>
          </table:table-cell>
          <table:table-cell table:formula="of:=[.AF11]/[.AU11]" office:value-type="float" office:value="0.58540039280617">
            <text:p>0.5854003928</text:p>
          </table:table-cell>
          <table:table-cell table:formula="of:=[.AW11]/[.AX11]" office:value-type="float" office:value="2.35762143347335">
            <text:p>2.3576214335</text:p>
          </table:table-cell>
          <table:table-cell table:number-columns-repeated="973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r</text:p>
          </table:table-cell>
          <table:table-cell office:value-type="float" office:value="23">
            <text:p>23</text:p>
          </table:table-cell>
          <table:table-cell office:value-type="float" office:value="0.064">
            <text:p>0.064</text:p>
          </table:table-cell>
          <table:table-cell office:value-type="float" office:value="512">
            <text:p>512</text:p>
          </table:table-cell>
          <table:table-cell office:value-type="float" office:value="125">
            <text:p>125</text:p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11">
            <text:p>11</text:p>
          </table:table-cell>
          <table:table-cell table:number-columns-repeated="6" office:value-type="float" office:value="23">
            <text:p>23</text:p>
          </table:table-cell>
          <table:table-cell office:value-type="float" office:value="171.353111">
            <text:p>171.353111</text:p>
          </table:table-cell>
          <table:table-cell office:value-type="float" office:value="171.318154">
            <text:p>171.318154</text:p>
          </table:table-cell>
          <table:table-cell office:value-type="float" office:value="171.218462">
            <text:p>171.218462</text:p>
          </table:table-cell>
          <table:table-cell office:value-type="float" office:value="171.142153">
            <text:p>171.142153</text:p>
          </table:table-cell>
          <table:table-cell office:value-type="float" office:value="171.330054">
            <text:p>171.330054</text:p>
          </table:table-cell>
          <table:table-cell office:value-type="float" office:value="171.190077">
            <text:p>171.190077</text:p>
          </table:table-cell>
          <table:table-cell office:value-type="float" office:value="7.506263">
            <text:p>7.506263</text:p>
          </table:table-cell>
          <table:table-cell office:value-type="float" office:value="7.50235">
            <text:p>7.50235</text:p>
          </table:table-cell>
          <table:table-cell office:value-type="float" office:value="7.538646">
            <text:p>7.538646</text:p>
          </table:table-cell>
          <table:table-cell table:formula="of:=SQRT((MAX([.X12];0)*MAX([.X12];0)+MAX([.Y12];0)*MAX([.Y12];0)+MAX([.Z12];0)*MAX([.Z12];0))/3)" office:value-type="float" office:value="7.5157706027833">
            <text:p>7.5157706028</text:p>
          </table:table-cell>
          <table:table-cell table:formula="of:=SQRT(([.U12]*[.U12]+[.V12]*[.V12]+[.W12]*[.W12])/3)" office:value-type="float" office:value="171.220779891913">
            <text:p>171.2207798919</text:p>
          </table:table-cell>
          <table:table-cell table:formula="of:=SQRT(([.R12]*[.R12]+[.S12]*[.S12]+[.T12]*[.T12])/3)" office:value-type="float" office:value="171.296585166383">
            <text:p>171.2965851664</text:p>
          </table:table-cell>
          <table:table-cell table:formula="of:=MAX([.AA12]-(([.AC12]-[.AA12])/([.$C12]-1));0)" office:value-type="float" office:value="0.071188122619688">
            <text:p>0.0711881226</text:p>
          </table:table-cell>
          <table:table-cell table:formula="of:=MAX(([.AB12]-[.AA12])/([.$C12]-1);0)" office:value-type="float" office:value="7.44113678586951">
            <text:p>7.4411367859</text:p>
          </table:table-cell>
          <table:table-cell table:formula="of:=MAX(([.AC12]-[.AA12])/([.$C12]-1);0)" office:value-type="float" office:value="7.44458248016361">
            <text:p>7.4445824802</text:p>
          </table:table-cell>
          <table:table-cell office:value-type="float" office:value="296.657616">
            <text:p>296.657616</text:p>
          </table:table-cell>
          <table:table-cell office:value-type="float" office:value="296.69849">
            <text:p>296.69849</text:p>
          </table:table-cell>
          <table:table-cell office:value-type="float" office:value="296.467511">
            <text:p>296.467511</text:p>
          </table:table-cell>
          <table:table-cell office:value-type="float" office:value="67.441409">
            <text:p>67.441409</text:p>
          </table:table-cell>
          <table:table-cell office:value-type="float" office:value="67.252068">
            <text:p>67.252068</text:p>
          </table:table-cell>
          <table:table-cell office:value-type="float" office:value="67.545315">
            <text:p>67.545315</text:p>
          </table:table-cell>
          <table:table-cell office:value-type="float" office:value="13.237489">
            <text:p>13.237489</text:p>
          </table:table-cell>
          <table:table-cell office:value-type="float" office:value="13.363226">
            <text:p>13.363226</text:p>
          </table:table-cell>
          <table:table-cell office:value-type="float" office:value="13.406962">
            <text:p>13.406962</text:p>
          </table:table-cell>
          <table:table-cell table:formula="of:=SQRT((MAX([.AM12];0)*MAX([.AM12];0)+MAX([.AN12];0)*MAX([.AN12];0)+MAX([.AO12];0)*MAX([.AO12];0))/3)" office:value-type="float" office:value="13.3360858103323">
            <text:p>13.3360858103</text:p>
          </table:table-cell>
          <table:table-cell table:formula="of:=SQRT(([.AJ12]*[.AJ12]+[.AK12]*[.AK12]+[.AL12]*[.AL12])/3)" office:value-type="float" office:value="67.4130399765286">
            <text:p>67.4130399765</text:p>
          </table:table-cell>
          <table:table-cell table:formula="of:=SQRT(([.AG12]*[.AG12]+[.AH12]*[.AH12]+[.AI12]*[.AI12])/3)" office:value-type="float" office:value="296.607889408232">
            <text:p>296.6078894082</text:p>
          </table:table-cell>
          <table:table-cell table:formula="of:=MAX([.AP12]-(([.AR12]-[.AP12])/([.$C12]-1));0)" office:value-type="float" office:value="0.460094737700496">
            <text:p>0.4600947377</text:p>
          </table:table-cell>
          <table:table-cell table:formula="of:=MAX(([.AQ12]-[.AP12])/([.$C12]-1);0)" office:value-type="float" office:value="2.45804337119074">
            <text:p>2.4580433712</text:p>
          </table:table-cell>
          <table:table-cell table:formula="of:=MAX(([.AR12]-[.AP12])/([.$C12]-1);0)" office:value-type="float" office:value="12.8759910726318">
            <text:p>12.8759910726</text:p>
          </table:table-cell>
          <table:table-cell table:formula="of:=[.AD12]/[.AS12]" office:value-type="float" office:value="0.154724922470269">
            <text:p>0.1547249225</text:p>
          </table:table-cell>
          <table:table-cell table:formula="of:=[.AE12]/[.AT12]" office:value-type="float" office:value="3.02726016679878">
            <text:p>3.0272601668</text:p>
          </table:table-cell>
          <table:table-cell table:formula="of:=[.AF12]/[.AU12]" office:value-type="float" office:value="0.578175492524783">
            <text:p>0.5781754925</text:p>
          </table:table-cell>
          <table:table-cell table:formula="of:=[.AW12]/[.AX12]" office:value-type="float" office:value="5.23588461624221">
            <text:p>5.2358846162</text:p>
          </table:table-cell>
          <table:table-cell table:number-columns-repeated="973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r</text:p>
          </table:table-cell>
          <table:table-cell office:value-type="float" office:value="21">
            <text:p>21</text:p>
          </table:table-cell>
          <table:table-cell office:value-type="float" office:value="0.064">
            <text:p>0.064</text:p>
          </table:table-cell>
          <table:table-cell office:value-type="float" office:value="512">
            <text:p>512</text:p>
          </table:table-cell>
          <table:table-cell office:value-type="float" office:value="125">
            <text:p>1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11">
            <text:p>11</text:p>
          </table:table-cell>
          <table:table-cell table:number-columns-repeated="6" office:value-type="float" office:value="21">
            <text:p>21</text:p>
          </table:table-cell>
          <table:table-cell office:value-type="float" office:value="166.991781">
            <text:p>166.991781</text:p>
          </table:table-cell>
          <table:table-cell office:value-type="float" office:value="167.039316">
            <text:p>167.039316</text:p>
          </table:table-cell>
          <table:table-cell office:value-type="float" office:value="167.107124">
            <text:p>167.107124</text:p>
          </table:table-cell>
          <table:table-cell office:value-type="float" office:value="167.126587">
            <text:p>167.126587</text:p>
          </table:table-cell>
          <table:table-cell office:value-type="float" office:value="167.001006">
            <text:p>167.001006</text:p>
          </table:table-cell>
          <table:table-cell office:value-type="float" office:value="166.900931">
            <text:p>166.900931</text:p>
          </table:table-cell>
          <table:table-cell office:value-type="float" office:value="8.081489">
            <text:p>8.081489</text:p>
          </table:table-cell>
          <table:table-cell office:value-type="float" office:value="7.860246">
            <text:p>7.860246</text:p>
          </table:table-cell>
          <table:table-cell office:value-type="float" office:value="7.971735">
            <text:p>7.971735</text:p>
          </table:table-cell>
          <table:table-cell table:formula="of:=SQRT((MAX([.X13];0)*MAX([.X13];0)+MAX([.Y13];0)*MAX([.Y13];0)+MAX([.Z13];0)*MAX([.Z13];0))/3)" office:value-type="float" office:value="7.9716683855569">
            <text:p>7.9716683856</text:p>
          </table:table-cell>
          <table:table-cell table:formula="of:=SQRT(([.U13]*[.U13]+[.V13]*[.V13]+[.W13]*[.W13])/3)" office:value-type="float" office:value="167.009533516251">
            <text:p>167.0095335163</text:p>
          </table:table-cell>
          <table:table-cell table:formula="of:=SQRT(([.R13]*[.R13]+[.S13]*[.S13]+[.T13]*[.T13])/3)" office:value-type="float" office:value="167.046080371905">
            <text:p>167.0460803719</text:p>
          </table:table-cell>
          <table:table-cell table:formula="of:=MAX([.AA13]-(([.AC13]-[.AA13])/([.$C13]-1));0)" office:value-type="float" office:value="0.0179477862394757">
            <text:p>0.0179477862</text:p>
          </table:table-cell>
          <table:table-cell table:formula="of:=MAX(([.AB13]-[.AA13])/([.$C13]-1);0)" office:value-type="float" office:value="7.95189325653471">
            <text:p>7.9518932565</text:p>
          </table:table-cell>
          <table:table-cell table:formula="of:=MAX(([.AC13]-[.AA13])/([.$C13]-1);0)" office:value-type="float" office:value="7.95372059931742">
            <text:p>7.9537205993</text:p>
          </table:table-cell>
          <table:table-cell office:value-type="float" office:value="288.430194">
            <text:p>288.430194</text:p>
          </table:table-cell>
          <table:table-cell office:value-type="float" office:value="288.566118">
            <text:p>288.566118</text:p>
          </table:table-cell>
          <table:table-cell office:value-type="float" office:value="288.411873">
            <text:p>288.411873</text:p>
          </table:table-cell>
          <table:table-cell office:value-type="float" office:value="77.966421">
            <text:p>77.966421</text:p>
          </table:table-cell>
          <table:table-cell office:value-type="float" office:value="77.872744">
            <text:p>77.872744</text:p>
          </table:table-cell>
          <table:table-cell office:value-type="float" office:value="77.833611">
            <text:p>77.833611</text:p>
          </table:table-cell>
          <table:table-cell office:value-type="float" office:value="14.281285">
            <text:p>14.281285</text:p>
          </table:table-cell>
          <table:table-cell office:value-type="float" office:value="14.241909">
            <text:p>14.241909</text:p>
          </table:table-cell>
          <table:table-cell office:value-type="float" office:value="14.147606">
            <text:p>14.147606</text:p>
          </table:table-cell>
          <table:table-cell table:formula="of:=SQRT((MAX([.AM13];0)*MAX([.AM13];0)+MAX([.AN13];0)*MAX([.AN13];0)+MAX([.AO13];0)*MAX([.AO13];0))/3)" office:value-type="float" office:value="14.2237105888576">
            <text:p>14.2237105889</text:p>
          </table:table-cell>
          <table:table-cell table:formula="of:=SQRT(([.AJ13]*[.AJ13]+[.AK13]*[.AK13]+[.AL13]*[.AL13])/3)" office:value-type="float" office:value="77.8909452652406">
            <text:p>77.8909452652</text:p>
          </table:table-cell>
          <table:table-cell table:formula="of:=SQRT(([.AG13]*[.AG13]+[.AH13]*[.AH13]+[.AI13]*[.AI13])/3)" office:value-type="float" office:value="288.469403204705">
            <text:p>288.4694032047</text:p>
          </table:table-cell>
          <table:table-cell table:formula="of:=MAX([.AP13]-(([.AR13]-[.AP13])/([.$C13]-1));0)" office:value-type="float" office:value="0.511425958065271">
            <text:p>0.5114259581</text:p>
          </table:table-cell>
          <table:table-cell table:formula="of:=MAX(([.AQ13]-[.AP13])/([.$C13]-1);0)" office:value-type="float" office:value="3.18336173381915">
            <text:p>3.1833617338</text:p>
          </table:table-cell>
          <table:table-cell table:formula="of:=MAX(([.AR13]-[.AP13])/([.$C13]-1);0)" office:value-type="float" office:value="13.7122846307924">
            <text:p>13.7122846308</text:p>
          </table:table-cell>
          <table:table-cell table:formula="of:=[.AD13]/[.AS13]" office:value-type="float" office:value="0.0350936161069577">
            <text:p>0.0350936161</text:p>
          </table:table-cell>
          <table:table-cell table:formula="of:=[.AE13]/[.AT13]" office:value-type="float" office:value="2.49795465342692">
            <text:p>2.4979546534</text:p>
          </table:table-cell>
          <table:table-cell table:formula="of:=[.AF13]/[.AU13]" office:value-type="float" office:value="0.580043429193157">
            <text:p>0.5800434292</text:p>
          </table:table-cell>
          <table:table-cell table:formula="of:=[.AW13]/[.AX13]" office:value-type="float" office:value="4.30649590652476">
            <text:p>4.3064959065</text:p>
          </table:table-cell>
          <table:table-cell table:number-columns-repeated="973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r</text:p>
          </table:table-cell>
          <table:table-cell office:value-type="float" office:value="20">
            <text:p>20</text:p>
          </table:table-cell>
          <table:table-cell office:value-type="float" office:value="0.064">
            <text:p>0.064</text:p>
          </table:table-cell>
          <table:table-cell office:value-type="float" office:value="512">
            <text:p>512</text:p>
          </table:table-cell>
          <table:table-cell office:value-type="float" office:value="125">
            <text:p>125</text:p>
          </table:table-cell>
          <table:table-cell office:value-type="float" office:value="26">
            <text:p>2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11">
            <text:p>11</text:p>
          </table:table-cell>
          <table:table-cell table:number-columns-repeated="6" office:value-type="float" office:value="20">
            <text:p>20</text:p>
          </table:table-cell>
          <table:table-cell office:value-type="float" office:value="170.727285">
            <text:p>170.727285</text:p>
          </table:table-cell>
          <table:table-cell office:value-type="float" office:value="170.819804">
            <text:p>170.819804</text:p>
          </table:table-cell>
          <table:table-cell office:value-type="float" office:value="170.669959">
            <text:p>170.669959</text:p>
          </table:table-cell>
          <table:table-cell office:value-type="float" office:value="170.749623">
            <text:p>170.749623</text:p>
          </table:table-cell>
          <table:table-cell office:value-type="float" office:value="170.744004">
            <text:p>170.744004</text:p>
          </table:table-cell>
          <table:table-cell office:value-type="float" office:value="170.757466">
            <text:p>170.757466</text:p>
          </table:table-cell>
          <table:table-cell office:value-type="float" office:value="8.570224">
            <text:p>8.570224</text:p>
          </table:table-cell>
          <table:table-cell office:value-type="float" office:value="8.631263">
            <text:p>8.631263</text:p>
          </table:table-cell>
          <table:table-cell office:value-type="float" office:value="8.657984">
            <text:p>8.657984</text:p>
          </table:table-cell>
          <table:table-cell table:formula="of:=SQRT((MAX([.X14];0)*MAX([.X14];0)+MAX([.Y14];0)*MAX([.Y14];0)+MAX([.Z14];0)*MAX([.Z14];0))/3)" office:value-type="float" office:value="8.61990191996794">
            <text:p>8.61990192</text:p>
          </table:table-cell>
          <table:table-cell table:formula="of:=SQRT(([.U14]*[.U14]+[.V14]*[.V14]+[.W14]*[.W14])/3)" office:value-type="float" office:value="170.750364422584">
            <text:p>170.7503644226</text:p>
          </table:table-cell>
          <table:table-cell table:formula="of:=SQRT(([.R14]*[.R14]+[.S14]*[.S14]+[.T14]*[.T14])/3)" office:value-type="float" office:value="170.73902716049">
            <text:p>170.7390271605</text:p>
          </table:table-cell>
          <table:table-cell table:formula="of:=MAX([.AA14]-(([.AC14]-[.AA14])/([.$C14]-1));0)" office:value-type="float" office:value="0.0873163809931139">
            <text:p>0.087316381</text:p>
          </table:table-cell>
          <table:table-cell table:formula="of:=MAX(([.AB14]-[.AA14])/([.$C14]-1);0)" office:value-type="float" office:value="8.53318223697977">
            <text:p>8.533182237</text:p>
          </table:table-cell>
          <table:table-cell table:formula="of:=MAX(([.AC14]-[.AA14])/([.$C14]-1);0)" office:value-type="float" office:value="8.53258553897483">
            <text:p>8.532585539</text:p>
          </table:table-cell>
          <table:table-cell office:value-type="float" office:value="294.16006">
            <text:p>294.16006</text:p>
          </table:table-cell>
          <table:table-cell office:value-type="float" office:value="294.03394">
            <text:p>294.03394</text:p>
          </table:table-cell>
          <table:table-cell office:value-type="float" office:value="294.358931">
            <text:p>294.358931</text:p>
          </table:table-cell>
          <table:table-cell office:value-type="float" office:value="91.34582">
            <text:p>91.34582</text:p>
          </table:table-cell>
          <table:table-cell office:value-type="float" office:value="91.379153">
            <text:p>91.379153</text:p>
          </table:table-cell>
          <table:table-cell office:value-type="float" office:value="91.414174">
            <text:p>91.414174</text:p>
          </table:table-cell>
          <table:table-cell office:value-type="float" office:value="15.220432">
            <text:p>15.220432</text:p>
          </table:table-cell>
          <table:table-cell office:value-type="float" office:value="15.321521">
            <text:p>15.321521</text:p>
          </table:table-cell>
          <table:table-cell office:value-type="float" office:value="15.275447">
            <text:p>15.275447</text:p>
          </table:table-cell>
          <table:table-cell table:formula="of:=SQRT((MAX([.AM14];0)*MAX([.AM14];0)+MAX([.AN14];0)*MAX([.AN14];0)+MAX([.AO14];0)*MAX([.AO14];0))/3)" office:value-type="float" office:value="15.2725225712702">
            <text:p>15.2725225713</text:p>
          </table:table-cell>
          <table:table-cell table:formula="of:=SQRT(([.AJ14]*[.AJ14]+[.AK14]*[.AK14]+[.AL14]*[.AL14])/3)" office:value-type="float" office:value="91.3797199283883">
            <text:p>91.3797199284</text:p>
          </table:table-cell>
          <table:table-cell table:formula="of:=SQRT(([.AG14]*[.AG14]+[.AH14]*[.AH14]+[.AI14]*[.AI14])/3)" office:value-type="float" office:value="294.18434075173">
            <text:p>294.1843407517</text:p>
          </table:table-cell>
          <table:table-cell table:formula="of:=MAX([.AP14]-(([.AR14]-[.AP14])/([.$C14]-1));0)" office:value-type="float" office:value="0.592953193351276">
            <text:p>0.5929531934</text:p>
          </table:table-cell>
          <table:table-cell table:formula="of:=MAX(([.AQ14]-[.AP14])/([.$C14]-1);0)" office:value-type="float" office:value="4.00564196616411">
            <text:p>4.0056419662</text:p>
          </table:table-cell>
          <table:table-cell table:formula="of:=MAX(([.AR14]-[.AP14])/([.$C14]-1);0)" office:value-type="float" office:value="14.6795693779189">
            <text:p>14.6795693779</text:p>
          </table:table-cell>
          <table:table-cell table:formula="of:=[.AD14]/[.AS14]" office:value-type="float" office:value="0.147256785142881">
            <text:p>0.1472567851</text:p>
          </table:table-cell>
          <table:table-cell table:formula="of:=[.AE14]/[.AT14]" office:value-type="float" office:value="2.13029080208867">
            <text:p>2.1302908021</text:p>
          </table:table-cell>
          <table:table-cell table:formula="of:=[.AF14]/[.AU14]" office:value-type="float" office:value="0.581255847450783">
            <text:p>0.5812558475</text:p>
          </table:table-cell>
          <table:table-cell table:formula="of:=[.AW14]/[.AX14]" office:value-type="float" office:value="3.66497956352869">
            <text:p>3.6649795635</text:p>
          </table:table-cell>
          <table:table-cell table:number-columns-repeated="97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3"/>
          <table:table-cell table:formula="of:=([.E18]+2)^3" office:value-type="float" office:value="10648">
            <text:p>10648</text:p>
          </table:table-cell>
          <table:table-cell table:formula="of:=ROUNDDOWN([.F18])" office:value-type="float" office:value="20">
            <text:p>20</text:p>
          </table:table-cell>
          <table:table-cell table:formula="of:=(100/([.G18]*1.2))" office:value-type="float" office:value="20.8333333333333">
            <text:p>20.8333333333</text:p>
          </table:table-cell>
          <table:table-cell table:formula="of:=[.G2]" office:value-type="float" office:value="4">
            <text:p>4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([.E19]+2)^3" office:value-type="float" office:value="5832">
            <text:p>5832</text:p>
          </table:table-cell>
          <table:table-cell table:formula="of:=ROUNDDOWN([.F19])" office:value-type="float" office:value="16">
            <text:p>16</text:p>
          </table:table-cell>
          <table:table-cell table:formula="of:=(100/([.G19]*1.2))" office:value-type="float" office:value="16.6666666666667">
            <text:p>16.6666666667</text:p>
          </table:table-cell>
          <table:table-cell table:formula="of:=[.G3]" office:value-type="float" office:value="5">
            <text:p>5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([.E20]+2)^3" office:value-type="float" office:value="3375">
            <text:p>3375</text:p>
          </table:table-cell>
          <table:table-cell table:formula="of:=ROUNDDOWN([.F20])" office:value-type="float" office:value="13">
            <text:p>13</text:p>
          </table:table-cell>
          <table:table-cell table:formula="of:=(100/([.G20]*1.2))" office:value-type="float" office:value="13.8888888888889">
            <text:p>13.8888888889</text:p>
          </table:table-cell>
          <table:table-cell table:formula="of:=[.G4]" office:value-type="float" office:value="6">
            <text:p>6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([.E21]+2)^3" office:value-type="float" office:value="1728">
            <text:p>1728</text:p>
          </table:table-cell>
          <table:table-cell table:formula="of:=ROUNDDOWN([.F21])" office:value-type="float" office:value="10">
            <text:p>10</text:p>
          </table:table-cell>
          <table:table-cell table:formula="of:=(100/([.G21]*1.2))" office:value-type="float" office:value="10.4166666666667">
            <text:p>10.4166666667</text:p>
          </table:table-cell>
          <table:table-cell table:formula="of:=[.G5]"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([.E22]+2)^3" office:value-type="float" office:value="1000">
            <text:p>1000</text:p>
          </table:table-cell>
          <table:table-cell table:formula="of:=ROUNDDOWN([.F22])" office:value-type="float" office:value="8">
            <text:p>8</text:p>
          </table:table-cell>
          <table:table-cell table:formula="of:=(100/([.G22]*1.2))" office:value-type="float" office:value="8.33333333333333">
            <text:p>8.3333333333</text:p>
          </table:table-cell>
          <table:table-cell table:formula="of:=[.G6]"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([.E23]+2)^3" office:value-type="float" office:value="512">
            <text:p>512</text:p>
          </table:table-cell>
          <table:table-cell table:formula="of:=ROUNDDOWN([.F23])" office:value-type="float" office:value="6">
            <text:p>6</text:p>
          </table:table-cell>
          <table:table-cell table:formula="of:=(100/([.G23]*1.2))" office:value-type="float" office:value="6.94444444444445">
            <text:p>6.9444444444</text:p>
          </table:table-cell>
          <table:table-cell table:formula="of:=[.G7]" office:value-type="float" office:value="12">
            <text:p>12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([.E24]+2)^3" office:value-type="float" office:value="343">
            <text:p>343</text:p>
          </table:table-cell>
          <table:table-cell table:formula="of:=ROUNDDOWN([.F24])" office:value-type="float" office:value="5">
            <text:p>5</text:p>
          </table:table-cell>
          <table:table-cell table:formula="of:=(100/([.G24]*1.2))" office:value-type="float" office:value="5.95238095238095">
            <text:p>5.9523809524</text:p>
          </table:table-cell>
          <table:table-cell table:formula="of:=[.G8]" office:value-type="float" office:value="14">
            <text:p>14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([.E25]+2)^3" office:value-type="float" office:value="343">
            <text:p>343</text:p>
          </table:table-cell>
          <table:table-cell table:formula="of:=ROUNDDOWN([.F25])" office:value-type="float" office:value="5">
            <text:p>5</text:p>
          </table:table-cell>
          <table:table-cell table:formula="of:=(100/([.G25]*1.2))" office:value-type="float" office:value="5.20833333333333">
            <text:p>5.2083333333</text:p>
          </table:table-cell>
          <table:table-cell table:formula="of:=[.G9]" office:value-type="float" office:value="16">
            <text:p>16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([.E26]+2)^3" office:value-type="float" office:value="216">
            <text:p>216</text:p>
          </table:table-cell>
          <table:table-cell table:formula="of:=ROUNDDOWN([.F26])" office:value-type="float" office:value="4">
            <text:p>4</text:p>
          </table:table-cell>
          <table:table-cell table:formula="of:=(100/([.G26]*1.2))" office:value-type="float" office:value="4.62962962962963">
            <text:p>4.6296296296</text:p>
          </table:table-cell>
          <table:table-cell table:formula="of:=[.G10]" office:value-type="float" office:value="18">
            <text:p>18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([.E27]+2)^3" office:value-type="float" office:value="216">
            <text:p>216</text:p>
          </table:table-cell>
          <table:table-cell table:formula="of:=ROUNDDOWN([.F27])" office:value-type="float" office:value="4">
            <text:p>4</text:p>
          </table:table-cell>
          <table:table-cell table:formula="of:=(100/([.G27]*1.2))" office:value-type="float" office:value="4.16666666666667">
            <text:p>4.1666666667</text:p>
          </table:table-cell>
          <table:table-cell table:formula="of:=[.G11]" office:value-type="float" office:value="20">
            <text:p>20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([.E28]+2)^3" office:value-type="float" office:value="125">
            <text:p>125</text:p>
          </table:table-cell>
          <table:table-cell table:formula="of:=ROUNDDOWN([.F28])" office:value-type="float" office:value="3">
            <text:p>3</text:p>
          </table:table-cell>
          <table:table-cell table:formula="of:=(100/([.G28]*1.2))" office:value-type="float" office:value="3.78787878787879">
            <text:p>3.7878787879</text:p>
          </table:table-cell>
          <table:table-cell table:formula="of:=[.G12]" office:value-type="float" office:value="22">
            <text:p>22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([.E29]+2)^3" office:value-type="float" office:value="125">
            <text:p>125</text:p>
          </table:table-cell>
          <table:table-cell table:formula="of:=ROUNDDOWN([.F29])" office:value-type="float" office:value="3">
            <text:p>3</text:p>
          </table:table-cell>
          <table:table-cell table:formula="of:=(100/([.G29]*1.2))" office:value-type="float" office:value="3.47222222222222">
            <text:p>3.4722222222</text:p>
          </table:table-cell>
          <table:table-cell table:formula="of:=[.G13]" office:value-type="float" office:value="24">
            <text:p>24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([.E30]+2)^3" office:value-type="float" office:value="125">
            <text:p>125</text:p>
          </table:table-cell>
          <table:table-cell table:formula="of:=ROUNDDOWN([.F30])" office:value-type="float" office:value="3">
            <text:p>3</text:p>
          </table:table-cell>
          <table:table-cell table:formula="of:=(100/([.G30]*1.2))" office:value-type="float" office:value="3.20512820512821">
            <text:p>3.2051282051</text:p>
          </table:table-cell>
          <table:table-cell table:formula="of:=[.G14]" office:value-type="float" office:value="26">
            <text:p>26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2/15/2017</text:date>, <text:time>15:24:3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dc:date>2017-02-15T15:24:32</dc:date>
    <meta:editing-duration>PT3H33M50S</meta:editing-duration>
    <meta:editing-cycles>2</meta:editing-cycles>
    <meta:document-statistic meta:table-count="1" meta:cell-count="766" meta:object-count="0"/>
  </office:meta>
</office:document-meta>
</file>